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21cm"/>
    </style:style>
    <style:style style:name="co2" style:family="table-column">
      <style:table-column-properties fo:break-before="auto" style:column-width="4.119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6.204cm"/>
    </style:style>
    <style:style style:name="co5" style:family="table-column">
      <style:table-column-properties fo:break-before="auto" style:column-width="5.168cm"/>
    </style:style>
    <style:style style:name="co6" style:family="table-column">
      <style:table-column-properties fo:break-before="auto" style:column-width="4.184cm"/>
    </style:style>
    <style:style style:name="co7" style:family="table-column">
      <style:table-column-properties fo:break-before="auto" style:column-width="4.124cm"/>
    </style:style>
    <style:style style:name="co8" style:family="table-column">
      <style:table-column-properties fo:break-before="auto" style:column-width="4.546cm"/>
    </style:style>
    <style:style style:name="co9" style:family="table-column">
      <style:table-column-properties fo:break-before="auto" style:column-width="3.63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2.445cm"/>
    </style:style>
    <style:style style:name="co12" style:family="table-column">
      <style:table-column-properties fo:break-before="auto" style:column-width="3.143cm"/>
    </style:style>
    <style:style style:name="co13" style:family="table-column">
      <style:table-column-properties fo:break-before="auto" style:column-width="9.456cm"/>
    </style:style>
    <style:style style:name="co14" style:family="table-column">
      <style:table-column-properties fo:break-before="auto" style:column-width="1.129cm"/>
    </style:style>
    <style:style style:name="co15" style:family="table-column">
      <style:table-column-properties fo:break-before="auto" style:column-width="3.23cm"/>
    </style:style>
    <style:style style:name="co16" style:family="table-column">
      <style:table-column-properties fo:break-before="auto" style:column-width="4.464cm"/>
    </style:style>
    <style:style style:name="co17" style:family="table-column">
      <style:table-column-properties fo:break-before="auto" style:column-width="5.489cm"/>
    </style:style>
    <style:style style:name="co18" style:family="table-column">
      <style:table-column-properties fo:break-before="auto" style:column-width="5.281cm"/>
    </style:style>
    <style:style style:name="co19" style:family="table-column">
      <style:table-column-properties fo:break-before="auto" style:column-width="2.258cm"/>
    </style:style>
    <style:style style:name="co20" style:family="table-column">
      <style:table-column-properties fo:break-before="auto" style:column-width="3.41cm"/>
    </style:style>
    <style:style style:name="co21" style:family="table-column">
      <style:table-column-properties fo:break-before="auto" style:column-width="3.752cm"/>
    </style:style>
    <style:style style:name="co22" style:family="table-column">
      <style:table-column-properties fo:break-before="auto" style:column-width="3.962cm"/>
    </style:style>
    <style:style style:name="co23" style:family="table-column">
      <style:table-column-properties fo:break-before="auto" style:column-width="4.987cm"/>
    </style:style>
    <style:style style:name="co24" style:family="table-column">
      <style:table-column-properties fo:break-before="auto" style:column-width="6.251cm"/>
    </style:style>
    <style:style style:name="co25" style:family="table-column">
      <style:table-column-properties fo:break-before="auto" style:column-width="3.415cm"/>
    </style:style>
    <style:style style:name="co26" style:family="table-column">
      <style:table-column-properties fo:break-before="auto" style:column-width="3.808cm"/>
    </style:style>
    <style:style style:name="co27" style:family="table-column">
      <style:table-column-properties fo:break-before="auto" style:column-width="6.803cm"/>
    </style:style>
    <style:style style:name="co28" style:family="table-column">
      <style:table-column-properties fo:break-before="auto" style:column-width="4.131cm"/>
    </style:style>
    <style:style style:name="co29" style:family="table-column">
      <style:table-column-properties fo:break-before="auto" style:column-width="3.785cm"/>
    </style:style>
    <style:style style:name="co30" style:family="table-column">
      <style:table-column-properties fo:break-before="auto" style:column-width="2.658cm"/>
    </style:style>
    <style:style style:name="co31" style:family="table-column">
      <style:table-column-properties fo:break-before="auto" style:column-width="9.313cm"/>
    </style:style>
    <style:style style:name="co32" style:family="table-column">
      <style:table-column-properties fo:break-before="auto" style:column-width="8.892cm"/>
    </style:style>
    <style:style style:name="co33" style:family="table-column">
      <style:table-column-properties fo:break-before="auto" style:column-width="6.281cm"/>
    </style:style>
    <style:style style:name="co34" style:family="table-column">
      <style:table-column-properties fo:break-before="auto" style:column-width="6.934cm"/>
    </style:style>
    <style:style style:name="co35" style:family="table-column">
      <style:table-column-properties fo:break-before="auto" style:column-width="4.784cm"/>
    </style:style>
    <style:style style:name="co36" style:family="table-column">
      <style:table-column-properties fo:break-before="auto" style:column-width="6.05cm"/>
    </style:style>
    <style:style style:name="co37" style:family="table-column">
      <style:table-column-properties fo:break-before="auto" style:column-width="6.013cm"/>
    </style:style>
    <style:style style:name="co38" style:family="table-column">
      <style:table-column-properties fo:break-before="auto" style:column-width="2.633cm"/>
    </style:style>
    <style:style style:name="ro1" style:family="table-row">
      <style:table-row-properties style:row-height="1.439cm" fo:break-before="auto" style:use-optimal-row-height="false"/>
    </style:style>
    <style:style style:name="ro2" style:family="table-row">
      <style:table-row-properties style:row-height="0.995cm" fo:break-before="auto" style:use-optimal-row-height="false"/>
    </style:style>
    <style:style style:name="ro3" style:family="table-row">
      <style:table-row-properties style:row-height="1.617cm" fo:break-before="auto" style:use-optimal-row-height="false"/>
    </style:style>
    <style:style style:name="ro4" style:family="table-row">
      <style:table-row-properties style:row-height="0.8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24pt" fo:font-weight="bold" style:font-size-asian="24pt" style:font-weight-asian="bold" style:font-size-complex="24pt" style:font-weight-complex="bold"/>
    </style:style>
    <style:style style:name="ce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 style:data-style-name="N37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cm"/>
      <style:text-properties fo:font-size="16pt" style:font-size-asian="16pt" style:font-size-complex="16pt"/>
    </style:style>
    <style:style style:name="ce7" style:family="table-cell" style:parent-style-name="Default">
      <style:table-cell-properties style:vertical-align="middle"/>
      <style:text-properties fo:font-size="16pt" style:font-size-asian="16pt" style:font-size-complex="16pt"/>
    </style:style>
    <style:style style:name="ce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9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9" style:family="table-cell" style:parent-style-name="Default">
      <style:table-cell-properties fo:border="0.74pt solid #000000" style:vertical-align="middle"/>
      <style:text-properties fo:font-size="16pt" style:font-size-asian="16pt" style:font-size-complex="16pt"/>
    </style:style>
    <style:style style:name="ce50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51" style:family="table-cell" style:parent-style-name="Default" style:data-style-name="N37">
      <style:table-cell-properties fo:border="0.74pt solid #000000" style:vertical-align="middle"/>
      <style:text-properties fo:font-size="16pt" style:font-size-asian="16pt" style:font-size-complex="16pt"/>
    </style:style>
    <style:style style:name="ce13" style:family="table-cell" style:parent-style-name="Default" style:data-style-name="N37">
      <style:table-cell-properties fo:border-bottom="0.74pt solid #000000" fo:border-left="0.74pt solid #000000" fo:border-right="none" fo:border-top="0.74pt solid #000000" style:vertical-align="middle"/>
      <style:text-properties fo:font-size="16pt" style:font-size-asian="16pt" style:font-size-complex="16pt"/>
    </style:style>
    <style:style style:name="ce41" style:family="table-cell" style:parent-style-name="Default">
      <style:table-cell-properties style:vertical-align="middle"/>
    </style:style>
    <style:style style:name="ce15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14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16" style:family="table-cell" style:parent-style-name="Default">
      <style:table-cell-properties fo:border="0.74pt solid #000000" style:vertical-align="middle"/>
      <style:text-properties fo:font-size="12pt" style:font-size-asian="12pt" style:font-size-complex="12pt"/>
    </style:style>
    <style:style style:name="ce1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.353cm"/>
      <style:text-properties fo:font-size="16pt" fo:font-weight="bold" style:font-size-asian="16pt" style:font-weight-asian="bold" style:font-size-complex="16pt" style:font-weight-complex="bold"/>
    </style:style>
    <style:style style:name="ce58" style:family="table-cell" style:parent-style-name="Default">
      <style:table-cell-properties fo:border="0.74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16pt" style:font-size-asian="16pt" style:font-size-complex="16pt"/>
    </style:style>
    <style:style style:name="ce60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16pt" style:font-size-asian="16pt" style:font-size-complex="16pt"/>
    </style:style>
    <style:style style:name="ce21" style:family="table-cell" style:parent-style-name="Default" style:data-style-name="N37">
      <style:table-cell-properties fo:border-bottom="0.74pt solid #000000" fo:border-left="none" fo:border-right="none" fo:border-top="0.74pt solid #000000" style:vertical-align="middle"/>
      <style:text-properties fo:font-size="16pt" style:font-size-asian="16pt" style:font-size-complex="16pt"/>
    </style:style>
    <style:style style:name="ce62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end" fo:margin-left="0cm"/>
      <style:text-properties fo:font-size="16pt" style:font-size-asian="16pt" style:font-size-complex="16pt"/>
    </style:style>
    <style:style style:name="ce6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6pt" fo:font-weight="bold" style:font-size-asian="16pt" style:font-weight-asian="bold" style:font-size-complex="16pt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6" style:family="table-cell" style:parent-style-name="Default" style:data-style-name="N104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.353cm"/>
      <style:text-properties fo:font-size="16pt" style:font-size-asian="16pt" style:font-size-complex="16pt"/>
    </style:style>
    <style:style style:name="ce67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2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29" style:family="table-cell" style:parent-style-name="Default" style:data-style-name="N104">
      <style:table-cell-properties fo:border="0.74pt solid #000000" style:vertical-align="middle"/>
      <style:text-properties fo:font-size="16pt" style:font-size-asian="16pt" style:font-size-complex="16pt"/>
    </style:style>
    <style:style style:name="ce30" style:family="table-cell" style:parent-style-name="Default" style:data-style-name="N37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.353cm"/>
      <style:text-properties fo:font-size="16pt" fo:font-weight="bold" style:font-size-asian="16pt" style:font-weight-asian="bold" style:font-size-complex="16pt" style:font-weight-complex="bold"/>
    </style:style>
    <style:style style:name="ce3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.706cm"/>
      <style:text-properties fo:font-size="16pt" style:font-size-asian="16pt" style:font-size-complex="16pt"/>
    </style:style>
    <style:style style:name="ce72" style:family="table-cell" style:parent-style-name="Default">
      <style:table-cell-properties fo:border-bottom="0.74pt solid #000000" fo:border-left="none" fo:border-right="none" fo:border-top="0.74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32" style:family="table-cell" style:parent-style-name="Default" style:data-style-name="N37">
      <style:table-cell-properties fo:border-bottom="0.74pt solid #000000" fo:border-left="none" fo:border-right="0.74pt solid #000000" fo:border-top="0.74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33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1.058cm"/>
      <style:text-properties fo:font-size="16pt" style:font-size-asian="16pt" style:font-size-complex="16pt"/>
    </style:style>
    <style:style style:name="ce34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.706cm"/>
      <style:text-properties fo:font-size="16pt" style:font-size-asian="16pt" style:font-size-complex="16pt"/>
    </style:style>
    <style:style style:name="ce35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end" fo:margin-left="0.353cm"/>
      <style:text-properties fo:font-size="16pt" style:font-size-asian="16pt" style:font-size-complex="16pt"/>
    </style:style>
    <style:style style:name="ce3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end" fo:margin-left="0.353cm"/>
      <style:text-properties fo:font-size="16pt" style:font-size-asian="16pt" style:font-size-complex="16pt"/>
    </style:style>
    <style:style style:name="ce37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39" style:family="table-cell" style:parent-style-name="Default" style:data-style-name="N104">
      <style:table-cell-properties style:text-align-source="fix" style:repeat-content="false" fo:wrap-option="wrap" fo:border="0.74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40" style:family="table-cell" style:parent-style-name="Default" style:data-style-name="N104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82" style:family="table-cell" style:parent-style-name="Default">
      <style:table-cell-properties fo:wrap-option="wrap" style:vertical-align="middle"/>
    </style:style>
    <style:style style:name="ce83" style:family="table-cell" style:parent-style-name="Default">
      <style:table-cell-properties fo:wrap-option="wrap" style:vertical-align="middle"/>
      <style:text-properties fo:font-size="16pt" style:font-size-asian="16pt" style:font-size-complex="16pt"/>
    </style:style>
    <style:style style:name="ce84" style:family="table-cell" style:parent-style-name="Default">
      <style:table-cell-properties fo:wrap-option="wrap" fo:border="0.74pt solid #000000" style:vertical-align="middle"/>
      <style:text-properties fo:font-size="16pt" style:font-size-asian="16pt" style:font-size-complex="16pt"/>
    </style:style>
    <style:style style:name="ce85" style:family="table-cell" style:parent-style-name="Default">
      <style:table-cell-properties fo:border-bottom="0.74pt solid #000000" fo:wrap-option="wrap" fo:border-left="none" fo:border-right="none" fo:border-top="0.74pt solid #000000" style:vertical-align="middle"/>
      <style:text-properties fo:font-size="16pt" style:font-size-asian="16pt" style:font-size-complex="16pt"/>
    </style:style>
    <style:style style:name="ce86" style:family="table-cell" style:parent-style-name="Default" style:data-style-name="N104">
      <style:table-cell-properties fo:wrap-option="wrap" fo:border="0.74pt solid #000000" style:vertical-align="middle"/>
      <style:text-properties fo:font-size="16pt" style:font-size-asian="16pt" style:font-size-complex="16pt"/>
    </style:style>
    <style:style style:name="ce87" style:family="table-cell" style:parent-style-name="Default" style:data-style-name="N104">
      <style:table-cell-properties fo:border-bottom="0.74pt solid #000000" fo:wrap-option="wrap" fo:border-left="none" fo:border-right="none" fo:border-top="0.74pt solid #000000" style:vertical-align="middle"/>
      <style:text-properties fo:font-size="16pt" style:font-size-asian="16pt" style:font-size-complex="16pt"/>
    </style:style>
    <style:style style:name="ce88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89" style:family="table-cell" style:parent-style-name="Default">
      <style:table-cell-properties fo:border-bottom="none" fo:wrap-option="wrap" fo:border-left="none" fo:border-right="none" fo:border-top="0.74pt solid #000000" style:vertical-align="middle"/>
      <style:text-properties fo:font-size="16pt" style:font-size-asian="16pt" style:font-size-complex="16pt"/>
    </style:style>
    <style:style style:name="ce44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font-size="16pt" style:font-size-asian="16pt" style:font-size-complex="16pt"/>
    </style:style>
    <style:style style:name="ce91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/>
      <style:text-properties fo:font-size="16pt" style:font-size-asian="16pt" style:font-size-complex="16pt"/>
    </style:style>
    <style:style style:name="ce46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47" style:family="table-cell" style:parent-style-name="Default">
      <style:table-cell-properties fo:border-bottom="none" fo:border-left="none" fo:border-right="0.74pt solid #000000" fo:border-top="0.74pt solid #000000" style:vertical-align="middle"/>
      <style:text-properties fo:font-size="16pt" style:font-size-asian="16pt" style:font-size-complex="16pt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16pt" style:font-size-asian="16pt" style:font-size-complex="16pt"/>
    </style:style>
    <style:style style:name="ce95" style:family="table-cell" style:parent-style-name="Default" style:data-style-name="N37">
      <style:table-cell-properties fo:border="none" style:vertical-align="middle"/>
      <style:text-properties fo:font-size="16pt" style:font-size-asian="16pt" style:font-size-complex="16pt"/>
    </style:style>
    <style:style style:name="ce96" style:family="table-cell" style:parent-style-name="Default" style:data-style-name="N37">
      <style:table-cell-properties style:text-align-source="fix" style:repeat-content="false" fo:border="none" style:vertical-align="middle"/>
      <style:paragraph-properties fo:text-align="end" fo:margin-left="0cm"/>
      <style:text-properties fo:font-size="16pt" style:font-size-asian="16pt" style:font-size-complex="16pt"/>
    </style:style>
    <style:style style:name="ce97" style:family="table-cell" style:parent-style-name="Default">
      <style:table-cell-properties fo:border="none" style:vertical-align="middle"/>
      <style:text-properties fo:font-size="16pt" style:font-size-asian="16pt" style:font-size-complex="16pt"/>
    </style:style>
    <style:style style:name="ce9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.353cm"/>
      <style:text-properties fo:font-size="16pt" style:font-size-asian="16pt" style:font-size-complex="16pt"/>
    </style:style>
    <style:style style:name="ce99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.353cm"/>
      <style:text-properties style:text-outline="false" style:text-line-through-style="none" style:text-line-through-type="none" style:font-name="Liberation Sans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.353cm"/>
      <style:text-properties fo:font-size="16pt" fo:font-weight="bold" style:font-size-asian="16pt" style:font-weight-asian="bold" style:font-size-complex="16pt" style:font-weight-complex="bold"/>
    </style:style>
    <style:style style:name="ce10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2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03" style:family="table-cell" style:parent-style-name="Default" style:data-style-name="N0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104" style:family="table-cell" style:parent-style-name="Default" style:data-style-name="N37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end" fo:margin-left="0.353cm"/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0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ce107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08" style:family="table-cell" style:parent-style-name="Default">
      <style:table-cell-properties fo:border-bottom="0.74pt solid #000000" fo:border-left="none" fo:border-right="none" fo:border-top="0.74pt solid #000000"/>
    </style:style>
    <style:style style:name="ce109" style:family="table-cell" style:parent-style-name="Default">
      <style:table-cell-properties fo:border-bottom="0.74pt solid #000000" fo:border-left="none" fo:border-right="none" fo:border-top="0.74pt solid #000000" style:vertical-align="middle"/>
    </style:style>
    <style:style style:name="ce1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.353cm"/>
      <style:text-properties fo:font-size="16pt" fo:font-weight="bold" style:font-size-asian="16pt" style:font-weight-asian="bold" style:font-size-complex="16pt" style:font-weight-complex="bold"/>
    </style:style>
    <style:style style:name="ce11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12" style:family="table-cell" style:parent-style-name="Default" style:data-style-name="N104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end" fo:margin-left="2.469cm"/>
      <style:text-properties fo:font-size="16pt" style:font-size-asian="16pt" style:font-size-complex="16pt"/>
    </style:style>
    <style:style style:name="ce113" style:family="table-cell" style:parent-style-name="Default" style:data-style-name="N104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end" fo:margin-left="0cm"/>
      <style:text-properties fo:font-size="16pt" style:font-size-asian="16pt" style:font-size-complex="16pt"/>
    </style:style>
    <style:style style:name="ce114" style:family="table-cell" style:parent-style-name="Default" style:data-style-name="N104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end" fo:margin-left="1.764cm"/>
      <style:text-properties fo:font-size="16pt" style:font-size-asian="16pt" style:font-size-complex="16pt"/>
    </style:style>
    <style:style style:name="ce115" style:family="table-cell" style:parent-style-name="Default">
      <style:table-cell-properties fo:border-bottom="0.74pt solid #000000" fo:border-left="none" fo:border-right="0.74pt solid #000000" fo:border-top="0.74pt solid #000000" style:vertical-align="middle"/>
    </style:style>
    <style:style style:name="ce116" style:family="table-cell" style:parent-style-name="Default" style:data-style-name="N37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fo:font-size="16pt" style:font-size-asian="16pt" style:font-size-complex="16pt"/>
    </style:style>
    <style:style style:name="ce11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18" style:family="table-cell" style:parent-style-name="Default">
      <style:table-cell-properties fo:border-bottom="0.74pt solid #000000" fo:border-left="none" fo:border-right="0.74pt solid #000000" fo:border-top="0.74pt solid #000000" style:vertical-align="middle"/>
      <style:text-properties fo:font-size="16pt" fo:font-weight="bold" style:font-size-asian="16pt" style:font-weight-asian="bold" style:font-size-complex="16pt" style:font-weight-complex="bold"/>
    </style:style>
    <style:style style:name="ce119" style:family="table-cell" style:parent-style-name="Default" style:data-style-name="N104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end" fo:margin-left="0.353cm"/>
      <style:text-properties fo:font-size="16pt" style:font-size-asian="16pt" style:font-size-complex="16pt"/>
    </style:style>
    <style:style style:name="ce120" style:family="table-cell" style:parent-style-name="Default" style:data-style-name="N104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end" fo:margin-left="0.353cm"/>
      <style:text-properties fo:font-size="16pt" style:font-size-asian="16pt" style:font-size-complex="16pt"/>
    </style:style>
    <style:style style:name="ce121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2" style:family="table-cell" style:parent-style-name="Default" style:data-style-name="N104">
      <style:table-cell-properties fo:border-bottom="0.74pt solid #000000" style:text-align-source="fix" style:repeat-content="false" fo:wrap-option="no-wrap" fo:border-left="none" fo:border-right="0.74pt solid #000000" fo:border-top="0.74pt solid #000000" style:vertical-align="middle"/>
      <style:paragraph-properties fo:text-align="end" fo:margin-left="0.353cm"/>
      <style:text-properties fo:font-size="16pt" style:font-size-asian="16pt" style:font-size-complex="16pt"/>
    </style:style>
    <style:style style:name="ce12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6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Free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104">
      <style:table-cell-properties fo:border-bottom="0.74pt solid #000000" fo:border-left="0.74pt solid #000000" fo:border-right="none" fo:border-top="0.74pt solid #000000" style:vertical-align="middle"/>
      <style:text-properties fo:font-size="16pt" style:font-size-asian="16pt" style:font-size-complex="16pt"/>
    </style:style>
    <style:style style:name="ce12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size="16pt" style:font-size-asian="16pt" style:font-size-complex="16pt"/>
    </style:style>
    <style:style style:name="ce126" style:family="table-cell" style:parent-style-name="Default" style:data-style-name="N37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fo:font-size="16pt" style:font-size-asian="16pt" style:font-size-complex="16pt"/>
    </style:style>
    <style:style style:name="ce127" style:family="table-cell" style:parent-style-name="Default" style:data-style-name="N104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end" fo:margin-left="1.058cm"/>
      <style:text-properties fo:font-size="16pt" style:font-size-asian="16pt" style:font-size-complex="16pt"/>
    </style:style>
    <style:style style:name="ce128" style:family="table-cell" style:parent-style-name="Default" style:data-style-name="N104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end" fo:margin-left="0cm"/>
      <style:text-properties fo:font-size="16pt" style:font-size-asian="16pt" style:font-size-complex="16pt"/>
    </style:style>
    <style:style style:name="ce129" style:family="table-cell" style:parent-style-name="Default" style:data-style-name="N104">
      <style:table-cell-properties fo:border-bottom="0.74pt solid #000000" fo:border-left="none" fo:border-right="0.74pt solid #000000" fo:border-top="0.74pt solid #000000" style:vertical-align="middle"/>
      <style:text-properties fo:font-size="16pt" style:font-size-asian="16pt" style:font-size-complex="16pt"/>
    </style:style>
    <style:style style:name="ce130" style:family="table-cell" style:parent-style-name="Default" style:data-style-name="N0">
      <style:table-cell-properties fo:border-bottom="0.74pt solid #000000" style:text-align-source="fix" style:repeat-content="false" fo:wrap-option="no-wrap" fo:border-left="none" fo:border-right="none" fo:border-top="0.74pt solid #000000" style:vertical-align="middle"/>
      <style:paragraph-properties fo:text-align="start" fo:margin-left="0.353cm"/>
      <style:text-properties fo:font-size="16pt" style:font-size-asian="16pt" style:font-size-complex="16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8.68cm" svg:height="29.494cm" svg:x="82.306cm" svg:y="0cm">
            <draw:object draw:notify-on-update-of-ranges="Sheet1.A5:Sheet1.B7 Sheet1.E3:Sheet1.E3 Sheet1.E4:Sheet1.E6 Sheet1.D3:Sheet1.D3 Sheet1.D5:Sheet1.D7 Sheet1.C3:Sheet1.C3 Sheet1.E7:Sheet1.E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5.563cm" svg:height="33.945cm" svg:x="97.424cm" svg:y="47.408cm">
            <draw:object draw:notify-on-update-of-ranges="Sheet1.S52:Sheet1.U52 Sheet1.P54:Sheet1.P54 Sheet1.S54:Sheet1.U54 Sheet1.P55:Sheet1.P55 Sheet1.S55:Sheet1.U55 Sheet1.P56:Sheet1.P56 Sheet1.S56:Sheet1.U56 Sheet1.P57:Sheet1.P57 Sheet1.S57:Sheet1.U57 Sheet1.P58:Sheet1.P58 Sheet1.S58:Sheet1.U5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8.694cm" svg:height="29.19cm" svg:x="187.367cm" svg:y="103.192cm">
            <draw:object draw:notify-on-update-of-ranges="Sheet1.AL98:Sheet1.AL98 Sheet1.AL99:Sheet1.AL101 Sheet1.AM98:Sheet1.AM98 Sheet1.AM99:Sheet1.AM101 Sheet1.AN98:Sheet1.AN98 Sheet1.AN99:Sheet1.AN101 Sheet1.AO98:Sheet1.AO98 Sheet1.AO99:Sheet1.AO101 Sheet1.AP98:Sheet1.AP98 Sheet1.AP99:Sheet1.AP101 Sheet1.AQ98:Sheet1.AQ98 Sheet1.AQ99:Sheet1.AQ101 Sheet1.AR98:Sheet1.AR98 Sheet1.AR99:Sheet1.AR101 Sheet1.AS98:Sheet1.AS98 Sheet1.AS99:Sheet1.AS101 Sheet1.AT98:Sheet1.AT98 Sheet1.AT99:Sheet1.AT10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88"/>
        <table:table-column table:style-name="co8" table:default-cell-style-name="ce15"/>
        <table:table-column table:style-name="co9" table:default-cell-style-name="ce15"/>
        <table:table-column table:style-name="co10" table:default-cell-style-name="ce41"/>
        <table:table-column table:style-name="co11" table:default-cell-style-name="ce41"/>
        <table:table-column table:style-name="co12" table:default-cell-style-name="ce15"/>
        <table:table-column table:style-name="co13" table:default-cell-style-name="ce15"/>
        <table:table-column table:style-name="co10" table:default-cell-style-name="ce15"/>
        <table:table-column table:style-name="co14" table:default-cell-style-name="ce15"/>
        <table:table-column table:style-name="co13" table:default-cell-style-name="ce15"/>
        <table:table-column table:style-name="co15" table:default-cell-style-name="ce41"/>
        <table:table-column table:style-name="co16" table:default-cell-style-name="ce15"/>
        <table:table-column table:style-name="co17" table:default-cell-style-name="ce15"/>
        <table:table-column table:style-name="co18" table:number-columns-repeated="2" table:default-cell-style-name="ce15"/>
        <table:table-column table:style-name="co19" table:number-columns-repeated="3" table:default-cell-style-name="ce15"/>
        <table:table-column table:style-name="co20" table:default-cell-style-name="ce15"/>
        <table:table-column table:style-name="co21" table:default-cell-style-name="ce15"/>
        <table:table-column table:style-name="co22" table:default-cell-style-name="ce15"/>
        <table:table-column table:style-name="co23" table:default-cell-style-name="ce15"/>
        <table:table-column table:style-name="co24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19" table:number-columns-repeated="3" table:default-cell-style-name="ce15"/>
        <table:table-column table:style-name="co28" table:default-cell-style-name="ce15"/>
        <table:table-column table:style-name="co29" table:default-cell-style-name="ce15"/>
        <table:table-column table:style-name="co30" table:default-cell-style-name="ce15"/>
        <table:table-column table:style-name="co31" table:default-cell-style-name="ce15"/>
        <table:table-column table:style-name="co32" table:default-cell-style-name="ce15"/>
        <table:table-column table:style-name="co33" table:default-cell-style-name="ce15"/>
        <table:table-column table:style-name="co34" table:default-cell-style-name="ce15"/>
        <table:table-column table:style-name="co28" table:default-cell-style-name="ce15"/>
        <table:table-column table:style-name="co35" table:default-cell-style-name="ce15"/>
        <table:table-column table:style-name="co36" table:default-cell-style-name="ce15"/>
        <table:table-column table:style-name="co37" table:default-cell-style-name="ce15"/>
        <table:table-column table:style-name="co38" table:number-columns-repeated="2" table:default-cell-style-name="ce15"/>
        <table:table-column table:style-name="co19" table:number-columns-repeated="16336" table:default-cell-style-name="ce15"/>
        <table:table-row table:style-name="ro1">
          <table:table-cell table:style-name="ce1" office:value-type="string" calcext:value-type="string" table:number-columns-spanned="5" table:number-rows-spanned="1">
            <text:p>Relatório financeiro simples</text:p>
          </table:table-cell>
          <table:covered-table-cell table:number-columns-repeated="4" table:style-name="ce16"/>
          <table:table-cell table:style-name="ce37"/>
          <table:table-cell table:style-name="ce82"/>
          <table:table-cell table:style-name="ce41" table:number-columns-repeated="2"/>
          <table:table-cell table:number-columns-repeated="3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2" office:value-type="string" calcext:value-type="string">
            <text:p>Período:</text:p>
          </table:table-cell>
          <table:table-cell table:style-name="ce17" office:value-type="string" calcext:value-type="string">
            <text:p>"Mensal"</text:p>
          </table:table-cell>
          <table:table-cell table:style-name="ce24" office:value-type="string" calcext:value-type="string">
            <text:p>Abrangência:</text:p>
          </table:table-cell>
          <table:table-cell table:style-name="ce30" office:value-type="string" calcext:value-type="string" table:number-columns-spanned="2" table:number-rows-spanned="1">
            <text:p>01/03/2025 a 31/03/2025</text:p>
          </table:table-cell>
          <table:covered-table-cell table:style-name="ce32"/>
          <table:table-cell table:style-name="ce7"/>
          <table:table-cell table:style-name="ce83"/>
          <table:table-cell table:style-name="ce7"/>
          <table:table-cell table:style-name="ce41"/>
          <table:table-cell table:number-columns-repeated="3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8" office:value-type="string" calcext:value-type="string" table:number-columns-spanned="2" table:number-rows-spanned="1">
            <text:p>Período</text:p>
          </table:table-cell>
          <table:covered-table-cell table:style-name="ce58"/>
          <table:table-cell table:style-name="ce25" office:value-type="string" calcext:value-type="string" table:number-columns-spanned="1" table:number-rows-spanned="2">
            <text:p>Faturamento bruto</text:p>
          </table:table-cell>
          <table:table-cell table:style-name="ce8" office:value-type="string" calcext:value-type="string" table:number-columns-spanned="1" table:number-rows-spanned="2">
            <text:p>Despesas</text:p>
          </table:table-cell>
          <table:table-cell table:style-name="ce25" office:value-type="string" calcext:value-type="string" table:number-columns-spanned="1" table:number-rows-spanned="2">
            <text:p>Faturamento líquido</text:p>
          </table:table-cell>
          <table:table-cell table:style-name="ce7"/>
          <table:table-cell table:style-name="ce83"/>
          <table:table-cell table:style-name="ce7"/>
          <table:table-cell table:style-name="ce41"/>
          <table:table-cell table:number-columns-repeated="3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4" office:value-type="string" calcext:value-type="string">
            <text:p>Início</text:p>
          </table:table-cell>
          <table:table-cell table:style-name="ce4" office:value-type="string" calcext:value-type="string">
            <text:p>Fim</text:p>
          </table:table-cell>
          <table:covered-table-cell table:number-columns-repeated="3" table:style-name="ce58"/>
          <table:table-cell table:style-name="ce7"/>
          <table:table-cell table:style-name="ce83"/>
          <table:table-cell table:style-name="ce7"/>
          <table:table-cell table:style-name="ce41"/>
          <table:table-cell table:number-columns-repeated="3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5" office:value-type="date" office:date-value="2025-01-01" calcext:value-type="date">
            <text:p>01/01/25</text:p>
          </table:table-cell>
          <table:table-cell table:style-name="ce19" office:value-type="date" office:date-value="2025-01-31" calcext:value-type="date">
            <text:p>31/01/25</text:p>
          </table:table-cell>
          <table:table-cell table:style-name="ce26" office:value-type="currency" office:currency="BRL" office:value="3550" calcext:value-type="currency">
            <text:p>R$ 3.550,00</text:p>
          </table:table-cell>
          <table:table-cell table:style-name="ce26" office:value-type="currency" office:currency="BRL" office:value="1412.99" calcext:value-type="currency">
            <text:p>R$ 1.412,99</text:p>
          </table:table-cell>
          <table:table-cell table:style-name="ce33" table:formula="of:=SUM([.C5];-[.D5])" office:value-type="currency" office:currency="BRL" office:value="2137.01" calcext:value-type="currency">
            <text:p>R$ 2.137,01</text:p>
          </table:table-cell>
          <table:table-cell table:style-name="ce7"/>
          <table:table-cell table:style-name="ce83"/>
          <table:table-cell table:style-name="ce7"/>
          <table:table-cell table:style-name="ce41"/>
          <table:table-cell table:number-columns-repeated="3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5" office:value-type="date" office:date-value="2025-02-01" calcext:value-type="date">
            <text:p>01/02/25</text:p>
          </table:table-cell>
          <table:table-cell table:style-name="ce19" office:value-type="date" office:date-value="2025-02-28" calcext:value-type="date">
            <text:p>28/02/25</text:p>
          </table:table-cell>
          <table:table-cell table:style-name="ce26" office:value-type="currency" office:currency="BRL" office:value="4784.9" calcext:value-type="currency">
            <text:p>R$ 4.784,90</text:p>
          </table:table-cell>
          <table:table-cell table:style-name="ce26" office:value-type="currency" office:currency="BRL" office:value="1412.99" calcext:value-type="currency">
            <text:p>R$ 1.412,99</text:p>
          </table:table-cell>
          <table:table-cell table:style-name="ce34" table:formula="of:=SUM([.C6];-[.D6])" office:value-type="currency" office:currency="BRL" office:value="3371.91" calcext:value-type="currency">
            <text:p>R$ 3.371,91</text:p>
          </table:table-cell>
          <table:table-cell table:style-name="ce7"/>
          <table:table-cell table:style-name="ce83"/>
          <table:table-cell table:style-name="ce7"/>
          <table:table-cell table:style-name="ce41"/>
          <table:table-cell table:number-columns-repeated="3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5" office:value-type="date" office:date-value="2025-03-01" calcext:value-type="date">
            <text:p>01/03/25</text:p>
          </table:table-cell>
          <table:table-cell table:style-name="ce19" office:value-type="date" office:date-value="2025-03-31" calcext:value-type="date">
            <text:p>31/03/25</text:p>
          </table:table-cell>
          <table:table-cell table:style-name="ce26" office:value-type="currency" office:currency="BRL" office:value="5932" calcext:value-type="currency">
            <text:p>R$ 5.932,00</text:p>
          </table:table-cell>
          <table:table-cell table:style-name="ce26" office:value-type="currency" office:currency="BRL" office:value="1412.99" calcext:value-type="currency">
            <text:p>R$ 1.412,99</text:p>
          </table:table-cell>
          <table:table-cell table:style-name="ce34" table:formula="of:=SUM([.C7];-[.D7])" office:value-type="currency" office:currency="BRL" office:value="4519.01" calcext:value-type="currency">
            <text:p>R$ 4.519,01</text:p>
          </table:table-cell>
          <table:table-cell table:style-name="ce7"/>
          <table:table-cell table:style-name="ce83"/>
          <table:table-cell table:style-name="ce7"/>
          <table:table-cell table:style-name="ce41"/>
          <table:table-cell table:number-columns-repeated="3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18" office:value-type="string" calcext:value-type="string" table:number-columns-spanned="4" table:number-rows-spanned="1">
            <text:p>Total:</text:p>
          </table:table-cell>
          <table:covered-table-cell table:style-name="ce60"/>
          <table:covered-table-cell table:style-name="ce63"/>
          <table:covered-table-cell table:style-name="ce31"/>
          <table:table-cell table:style-name="ce34" table:formula="of:=SUM([.E5];[.E6];[.E7])" office:value-type="currency" office:currency="BRL" office:value="10027.93" calcext:value-type="currency">
            <text:p>R$ 10.027,93</text:p>
          </table:table-cell>
          <table:table-cell table:style-name="ce7"/>
          <table:table-cell table:style-name="ce83"/>
          <table:table-cell table:style-name="ce7"/>
          <table:table-cell table:style-name="ce41"/>
          <table:table-cell table:number-columns-repeated="3"/>
          <table:table-cell table:style-name="ce41" table:number-columns-repeated="4"/>
          <table:table-cell table:number-columns-repeated="16368"/>
        </table:table-row>
        <table:table-row table:style-name="ro2" table:number-rows-repeated="4">
          <table:table-cell table:style-name="ce7" table:number-columns-repeated="6"/>
          <table:table-cell table:style-name="ce83"/>
          <table:table-cell table:style-name="ce7"/>
          <table:table-cell table:number-columns-repeated="4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23" office:value-type="string" calcext:value-type="string" table:number-columns-spanned="8" table:number-rows-spanned="1">
            <text:p>Desempenho de funcionário detalhado</text:p>
          </table:table-cell>
          <table:covered-table-cell table:number-columns-repeated="5" table:style-name="ce49"/>
          <table:covered-table-cell table:style-name="ce84"/>
          <table:covered-table-cell table:style-name="ce49"/>
          <table:table-cell table:style-name="ce37"/>
          <table:table-cell table:style-name="ce94"/>
          <table:table-cell table:style-name="ce97" table:number-columns-repeated="2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9" office:value-type="string" calcext:value-type="string">
            <text:p>Período:</text:p>
          </table:table-cell>
          <table:table-cell table:style-name="ce60" office:value-type="string" calcext:value-type="string">
            <text:p>"Mensal"</text:p>
          </table:table-cell>
          <table:table-cell table:style-name="ce60"/>
          <table:table-cell table:style-name="ce60" office:value-type="string" calcext:value-type="string">
            <text:p>Abrangência:</text:p>
          </table:table-cell>
          <table:table-cell table:style-name="ce21" office:value-type="date" office:date-value="2025-03-01" calcext:value-type="date">
            <text:p>01/03/25</text:p>
          </table:table-cell>
          <table:table-cell table:style-name="ce21" office:value-type="date" office:date-value="2025-03-31" calcext:value-type="date">
            <text:p>31/03/25</text:p>
          </table:table-cell>
          <table:table-cell table:style-name="ce85"/>
          <table:table-cell table:style-name="ce44"/>
          <table:table-cell table:style-name="ce41"/>
          <table:table-cell table:number-columns-repeated="2"/>
          <table:table-cell table:style-name="ce41" table:number-columns-repeated="5"/>
          <table:table-cell table:number-columns-repeated="16368"/>
        </table:table-row>
        <table:table-row table:style-name="ro2">
          <table:table-cell table:style-name="ce48" office:value-type="string" calcext:value-type="string" table:number-columns-spanned="2" table:number-rows-spanned="1">
            <text:p>Período</text:p>
          </table:table-cell>
          <table:covered-table-cell table:style-name="ce49"/>
          <table:table-cell table:style-name="ce48" office:value-type="string" calcext:value-type="string" table:number-columns-spanned="1" table:number-rows-spanned="2">
            <text:p>Funcionário</text:p>
          </table:table-cell>
          <table:table-cell table:style-name="ce48" office:value-type="string" calcext:value-type="string" table:number-columns-spanned="1" table:number-rows-spanned="2">
            <text:p>Serviços executados</text:p>
          </table:table-cell>
          <table:table-cell table:style-name="ce48" office:value-type="string" calcext:value-type="string" table:number-columns-spanned="1" table:number-rows-spanned="2">
            <text:p>Qtd.</text:p>
          </table:table-cell>
          <table:table-cell table:style-name="ce38" office:value-type="string" calcext:value-type="string" table:number-columns-spanned="1" table:number-rows-spanned="2">
            <text:p>Média do valor</text:p>
          </table:table-cell>
          <table:table-cell table:style-name="ce38" office:value-type="string" calcext:value-type="string" table:number-columns-spanned="1" table:number-rows-spanned="2">
            <text:p>Montante bruto gerado</text:p>
          </table:table-cell>
          <table:table-cell table:style-name="Default"/>
          <table:table-cell table:style-name="ce41"/>
          <table:table-cell table:number-columns-repeated="2"/>
          <table:table-cell table:style-name="ce41" table:number-columns-repeated="5"/>
          <table:table-cell table:number-columns-repeated="16368"/>
        </table:table-row>
        <table:table-row table:style-name="ro2">
          <table:table-cell table:style-name="ce49" office:value-type="string" calcext:value-type="string">
            <text:p>Início</text:p>
          </table:table-cell>
          <table:table-cell table:style-name="ce49" office:value-type="string" calcext:value-type="string">
            <text:p>Fim</text:p>
          </table:table-cell>
          <table:covered-table-cell table:number-columns-repeated="4" table:style-name="ce49"/>
          <table:covered-table-cell table:style-name="ce84"/>
          <table:table-cell table:style-name="Default"/>
          <table:table-cell table:style-name="ce41"/>
          <table:table-cell table:number-columns-repeated="2"/>
          <table:table-cell table:style-name="ce41" table:number-columns-repeated="5"/>
          <table:table-cell table:number-columns-repeated="16368"/>
        </table:table-row>
        <table:table-row table:style-name="ro3">
          <table:table-cell table:style-name="ce50" office:value-type="date" office:date-value="2025-01-01" calcext:value-type="date" table:number-columns-spanned="2" table:number-rows-spanned="5">
            <text:p>01/01/25</text:p>
          </table:table-cell>
          <table:covered-table-cell table:style-name="ce51" office:value-type="date" office:date-value="2025-01-31" calcext:value-type="date">
            <text:p>31/01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Passeio para cachorro</text:p>
          </table:table-cell>
          <table:table-cell table:style-name="ce35" office:value-type="float" office:value="32" calcext:value-type="float">
            <text:p>32</text:p>
          </table:table-cell>
          <table:table-cell table:style-name="ce39" office:value-type="currency" office:currency="BRL" office:value="50" calcext:value-type="currency">
            <text:p>R$ 50,00</text:p>
          </table:table-cell>
          <table:table-cell table:style-name="ce86" table:formula="of:=PRODUCT([.E17];[.F17])" office:value-type="currency" office:currency="BRL" office:value="1600" calcext:value-type="currency">
            <text:p>R$ 1.600,00</text:p>
          </table:table-cell>
          <table:table-cell table:style-name="ce91" table:formula="of:=SUM([.G17:.G21])" office:value-type="currency" office:currency="BRL" office:value="3045" calcext:value-type="currency">
            <text:p>R$ 3.045,00</text:p>
          </table:table-cell>
          <table:table-cell table:style-name="ce41"/>
          <table:table-cell table:number-columns-repeated="2"/>
          <table:table-cell table:style-name="ce41" table:number-columns-repeated="5"/>
          <table:table-cell table:number-columns-repeated="16368"/>
        </table:table-row>
        <table:table-row table:style-name="ro3">
          <table:covered-table-cell table:style-name="ce51" office:value-type="date" office:date-value="2025-01-01" calcext:value-type="date">
            <text:p>01/01/25</text:p>
          </table:covered-table-cell>
          <table:covered-table-cell table:style-name="ce51" office:value-type="date" office:date-value="2025-01-31" calcext:value-type="date">
            <text:p>31/01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PetSitting para gatos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currency" office:currency="BRL" office:value="120" calcext:value-type="currency">
            <text:p>R$ 120,00</text:p>
          </table:table-cell>
          <table:table-cell table:style-name="ce86" table:formula="of:=PRODUCT([.E18];[.F18])" office:value-type="currency" office:currency="BRL" office:value="240" calcext:value-type="currency">
            <text:p>R$ 240,00</text:p>
          </table:table-cell>
          <table:table-cell table:style-name="ce91" table:formula="of:=SUM([.G17:.G21])" office:value-type="currency" office:currency="BRL" office:value="3045" calcext:value-type="currency">
            <text:p>R$ 3.045,00</text:p>
          </table:table-cell>
          <table:table-cell table:style-name="ce41"/>
          <table:table-cell table:style-name="ce95" table:number-columns-repeated="2"/>
          <table:table-cell table:style-name="ce41" table:number-columns-repeated="5"/>
          <table:table-cell table:number-columns-repeated="16368"/>
        </table:table-row>
        <table:table-row table:style-name="ro3">
          <table:covered-table-cell table:style-name="ce51" office:value-type="date" office:date-value="2025-01-01" calcext:value-type="date">
            <text:p>01/01/25</text:p>
          </table:covered-table-cell>
          <table:covered-table-cell table:style-name="ce51" office:value-type="date" office:date-value="2025-01-31" calcext:value-type="date">
            <text:p>31/01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Tosa e banho Básica</text:p>
          </table:table-cell>
          <table:table-cell table:style-name="ce35" office:value-type="float" office:value="11" calcext:value-type="float">
            <text:p>11</text:p>
          </table:table-cell>
          <table:table-cell table:style-name="ce39" office:value-type="currency" office:currency="BRL" office:value="75" calcext:value-type="currency">
            <text:p>R$ 75,00</text:p>
          </table:table-cell>
          <table:table-cell table:style-name="ce86" table:formula="of:=PRODUCT([.E19];[.F19])" office:value-type="currency" office:currency="BRL" office:value="825" calcext:value-type="currency">
            <text:p>R$ 825,00</text:p>
          </table:table-cell>
          <table:table-cell table:style-name="ce91" office:value-type="currency" office:currency="BRL" office:value="3785" calcext:value-type="currency">
            <text:p>R$ 3.785,00</text:p>
          </table:table-cell>
          <table:table-cell table:style-name="ce41"/>
          <table:table-cell table:style-name="ce95" table:number-columns-repeated="2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covered-table-cell table:style-name="ce51" office:value-type="date" office:date-value="2025-01-01" calcext:value-type="date">
            <text:p>01/01/25</text:p>
          </table:covered-table-cell>
          <table:covered-table-cell table:style-name="ce51" office:value-type="date" office:date-value="2025-01-31" calcext:value-type="date">
            <text:p>31/01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Aplicação de vacina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currency" office:currency="BRL" office:value="35" calcext:value-type="currency">
            <text:p>R$ 35,00</text:p>
          </table:table-cell>
          <table:table-cell table:style-name="ce86" table:formula="of:=PRODUCT([.E20];[.F20])" office:value-type="currency" office:currency="BRL" office:value="140" calcext:value-type="currency">
            <text:p>R$ 140,00</text:p>
          </table:table-cell>
          <table:table-cell table:style-name="ce91" office:value-type="currency" office:currency="BRL" office:value="3785" calcext:value-type="currency">
            <text:p>R$ 3.785,00</text:p>
          </table:table-cell>
          <table:table-cell table:style-name="ce41"/>
          <table:table-cell table:style-name="ce95" table:number-columns-repeated="2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covered-table-cell table:style-name="ce51" office:value-type="date" office:date-value="2025-01-01" calcext:value-type="date">
            <text:p>01/01/25</text:p>
          </table:covered-table-cell>
          <table:covered-table-cell table:style-name="ce51" office:value-type="date" office:date-value="2025-01-31" calcext:value-type="date">
            <text:p>31/01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Consulta veterinária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currency" office:currency="BRL" office:value="120" calcext:value-type="currency">
            <text:p>R$ 120,00</text:p>
          </table:table-cell>
          <table:table-cell table:style-name="ce86" table:formula="of:=PRODUCT([.E21];[.F21])" office:value-type="currency" office:currency="BRL" office:value="240" calcext:value-type="currency">
            <text:p>R$ 240,00</text:p>
          </table:table-cell>
          <table:table-cell table:style-name="ce91" office:value-type="currency" office:currency="BRL" office:value="3785" calcext:value-type="currency">
            <text:p>R$ 3.785,00</text:p>
          </table:table-cell>
          <table:table-cell table:style-name="ce41"/>
          <table:table-cell table:style-name="ce95" table:number-columns-repeated="2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13"/>
          <table:table-cell table:style-name="ce21"/>
          <table:table-cell table:style-name="ce28" table:number-columns-repeated="2"/>
          <table:table-cell table:style-name="ce36"/>
          <table:table-cell table:style-name="ce40"/>
          <table:table-cell table:style-name="ce87"/>
          <table:table-cell table:style-name="ce46"/>
          <table:table-cell table:style-name="ce41"/>
          <table:table-cell table:style-name="ce95" table:number-columns-repeated="2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table-cell table:style-name="ce50" office:value-type="date" office:date-value="2025-02-01" calcext:value-type="date" table:number-columns-spanned="2" table:number-rows-spanned="5">
            <text:p>01/02/25</text:p>
          </table:table-cell>
          <table:covered-table-cell table:style-name="ce51" office:value-type="date" office:date-value="2025-02-28" calcext:value-type="date">
            <text:p>28/02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Passeio para cachorro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currency" office:currency="BRL" office:value="50" calcext:value-type="currency">
            <text:p>R$ 50,00</text:p>
          </table:table-cell>
          <table:table-cell table:style-name="ce86" table:formula="of:=PRODUCT([.E23];[.F23])" office:value-type="currency" office:currency="BRL" office:value="500" calcext:value-type="currency">
            <text:p>R$ 500,00</text:p>
          </table:table-cell>
          <table:table-cell table:style-name="ce91" table:formula="of:=SUM([.G23:.G27])" office:value-type="currency" office:currency="BRL" office:value="3445" calcext:value-type="currency">
            <text:p>R$ 3.445,00</text:p>
          </table:table-cell>
          <table:table-cell table:style-name="ce41"/>
          <table:table-cell table:style-name="ce96"/>
          <table:table-cell table:style-name="ce95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covered-table-cell table:style-name="ce51" office:value-type="date" office:date-value="2025-02-01" calcext:value-type="date">
            <text:p>01/02/25</text:p>
          </table:covered-table-cell>
          <table:covered-table-cell table:style-name="ce51" office:value-type="date" office:date-value="2025-02-28" calcext:value-type="date">
            <text:p>28/02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PetSitting para gatos</text:p>
          </table:table-cell>
          <table:table-cell table:style-name="ce35" office:value-type="float" office:value="5" calcext:value-type="float">
            <text:p>5</text:p>
          </table:table-cell>
          <table:table-cell table:style-name="ce39" office:value-type="currency" office:currency="BRL" office:value="120" calcext:value-type="currency">
            <text:p>R$ 120,00</text:p>
          </table:table-cell>
          <table:table-cell table:style-name="ce86" table:formula="of:=PRODUCT([.E24];[.F24])" office:value-type="currency" office:currency="BRL" office:value="600" calcext:value-type="currency">
            <text:p>R$ 600,00</text:p>
          </table:table-cell>
          <table:table-cell table:style-name="ce91" table:formula="of:=SUM([.G23:.G27])" office:value-type="currency" office:currency="BRL" office:value="3445" calcext:value-type="currency">
            <text:p>R$ 3.445,00</text:p>
          </table:table-cell>
          <table:table-cell table:style-name="ce41"/>
          <table:table-cell table:style-name="ce95" table:number-columns-repeated="2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covered-table-cell table:style-name="ce51" office:value-type="date" office:date-value="2025-02-01" calcext:value-type="date">
            <text:p>01/02/25</text:p>
          </table:covered-table-cell>
          <table:covered-table-cell table:style-name="ce51" office:value-type="date" office:date-value="2025-02-28" calcext:value-type="date">
            <text:p>28/02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Tosa e banho Básica</text:p>
          </table:table-cell>
          <table:table-cell table:style-name="ce35" office:value-type="float" office:value="12" calcext:value-type="float">
            <text:p>12</text:p>
          </table:table-cell>
          <table:table-cell table:style-name="ce39" office:value-type="currency" office:currency="BRL" office:value="75" calcext:value-type="currency">
            <text:p>R$ 75,00</text:p>
          </table:table-cell>
          <table:table-cell table:style-name="ce86" table:formula="of:=PRODUCT([.E25];[.F25])" office:value-type="currency" office:currency="BRL" office:value="900" calcext:value-type="currency">
            <text:p>R$ 900,00</text:p>
          </table:table-cell>
          <table:table-cell table:style-name="ce91" table:formula="of:=SUM([.G23:.G27])" office:value-type="currency" office:currency="BRL" office:value="3445" calcext:value-type="currency">
            <text:p>R$ 3.445,00</text:p>
          </table:table-cell>
          <table:table-cell table:style-name="ce41"/>
          <table:table-cell table:style-name="ce95" table:number-columns-repeated="2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covered-table-cell table:style-name="ce51" office:value-type="date" office:date-value="2025-02-01" calcext:value-type="date">
            <text:p>01/02/25</text:p>
          </table:covered-table-cell>
          <table:covered-table-cell table:style-name="ce51" office:value-type="date" office:date-value="2025-02-28" calcext:value-type="date">
            <text:p>28/02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Aplicação de vacina</text:p>
          </table:table-cell>
          <table:table-cell table:style-name="ce35" office:value-type="float" office:value="7" calcext:value-type="float">
            <text:p>7</text:p>
          </table:table-cell>
          <table:table-cell table:style-name="ce39" office:value-type="currency" office:currency="BRL" office:value="35" calcext:value-type="currency">
            <text:p>R$ 35,00</text:p>
          </table:table-cell>
          <table:table-cell table:style-name="ce86" table:formula="of:=PRODUCT([.E26];[.F26])" office:value-type="currency" office:currency="BRL" office:value="245" calcext:value-type="currency">
            <text:p>R$ 245,00</text:p>
          </table:table-cell>
          <table:table-cell table:style-name="ce91" table:formula="of:=SUM([.G23:.G27])" office:value-type="currency" office:currency="BRL" office:value="3445" calcext:value-type="currency">
            <text:p>R$ 3.445,00</text:p>
          </table:table-cell>
          <table:table-cell table:style-name="ce41"/>
          <table:table-cell table:style-name="ce95" table:number-columns-repeated="2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covered-table-cell table:style-name="ce51" office:value-type="date" office:date-value="2025-02-01" calcext:value-type="date">
            <text:p>01/02/25</text:p>
          </table:covered-table-cell>
          <table:covered-table-cell table:style-name="ce51" office:value-type="date" office:date-value="2025-02-28" calcext:value-type="date">
            <text:p>28/02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Consulta veterinária</text:p>
          </table:table-cell>
          <table:table-cell table:style-name="ce35" office:value-type="float" office:value="10" calcext:value-type="float">
            <text:p>10</text:p>
          </table:table-cell>
          <table:table-cell table:style-name="ce39" office:value-type="currency" office:currency="BRL" office:value="120" calcext:value-type="currency">
            <text:p>R$ 120,00</text:p>
          </table:table-cell>
          <table:table-cell table:style-name="ce86" table:formula="of:=PRODUCT([.E27];[.F27])" office:value-type="currency" office:currency="BRL" office:value="1200" calcext:value-type="currency">
            <text:p>R$ 1.200,00</text:p>
          </table:table-cell>
          <table:table-cell table:style-name="ce91" table:formula="of:=SUM([.G23:.G27])" office:value-type="currency" office:currency="BRL" office:value="3445" calcext:value-type="currency">
            <text:p>R$ 3.445,00</text:p>
          </table:table-cell>
          <table:table-cell table:style-name="ce41"/>
          <table:table-cell table:style-name="ce95" table:number-columns-repeated="2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13"/>
          <table:table-cell table:style-name="ce21"/>
          <table:table-cell table:style-name="ce28" table:number-columns-repeated="2"/>
          <table:table-cell table:style-name="ce36"/>
          <table:table-cell table:style-name="ce40"/>
          <table:table-cell table:style-name="ce87"/>
          <table:table-cell table:style-name="ce46"/>
          <table:table-cell table:style-name="ce41"/>
          <table:table-cell table:style-name="ce95" table:number-columns-repeated="2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table-cell table:style-name="ce50" office:value-type="date" office:date-value="2025-03-01" calcext:value-type="date" table:number-columns-spanned="2" table:number-rows-spanned="5">
            <text:p>01/03/25</text:p>
          </table:table-cell>
          <table:covered-table-cell table:style-name="ce62" office:value-type="string" calcext:value-type="string">
            <text:p>31/02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Passeio para cachorro</text:p>
          </table:table-cell>
          <table:table-cell table:style-name="ce35" office:value-type="float" office:value="4" calcext:value-type="float">
            <text:p>4</text:p>
          </table:table-cell>
          <table:table-cell table:style-name="ce39" office:value-type="currency" office:currency="BRL" office:value="50" calcext:value-type="currency">
            <text:p>R$ 50,00</text:p>
          </table:table-cell>
          <table:table-cell table:style-name="ce86" table:formula="of:=PRODUCT([.E29];[.F29])" office:value-type="currency" office:currency="BRL" office:value="200" calcext:value-type="currency">
            <text:p>R$ 200,00</text:p>
          </table:table-cell>
          <table:table-cell table:style-name="ce91" table:formula="of:=SUM([.G29:.G33])" office:value-type="currency" office:currency="BRL" office:value="1610" calcext:value-type="currency">
            <text:p>R$ 1.610,00</text:p>
          </table:table-cell>
          <table:table-cell table:style-name="ce41"/>
          <table:table-cell table:style-name="ce96"/>
          <table:table-cell table:style-name="ce95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covered-table-cell table:style-name="ce51" office:value-type="date" office:date-value="2025-03-01" calcext:value-type="date">
            <text:p>01/03/25</text:p>
          </table:covered-table-cell>
          <table:covered-table-cell table:style-name="ce62" office:value-type="string" calcext:value-type="string">
            <text:p>31/02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PetSitting para gatos</text:p>
          </table:table-cell>
          <table:table-cell table:style-name="ce35" office:value-type="float" office:value="2" calcext:value-type="float">
            <text:p>2</text:p>
          </table:table-cell>
          <table:table-cell table:style-name="ce39" office:value-type="currency" office:currency="BRL" office:value="120" calcext:value-type="currency">
            <text:p>R$ 120,00</text:p>
          </table:table-cell>
          <table:table-cell table:style-name="ce86" table:formula="of:=PRODUCT([.E30];[.F30])" office:value-type="currency" office:currency="BRL" office:value="240" calcext:value-type="currency">
            <text:p>R$ 240,00</text:p>
          </table:table-cell>
          <table:table-cell table:style-name="ce91" table:formula="of:=SUM([.G29:.G33])" office:value-type="currency" office:currency="BRL" office:value="1610" calcext:value-type="currency">
            <text:p>R$ 1.610,00</text:p>
          </table:table-cell>
          <table:table-cell table:style-name="ce41"/>
          <table:table-cell table:style-name="ce95"/>
          <table:table-cell table:style-name="ce96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covered-table-cell table:style-name="ce51" office:value-type="date" office:date-value="2025-03-01" calcext:value-type="date">
            <text:p>01/03/25</text:p>
          </table:covered-table-cell>
          <table:covered-table-cell table:style-name="ce62" office:value-type="string" calcext:value-type="string">
            <text:p>31/02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Tosa e banho Básica</text:p>
          </table:table-cell>
          <table:table-cell table:style-name="ce35" office:value-type="float" office:value="8" calcext:value-type="float">
            <text:p>8</text:p>
          </table:table-cell>
          <table:table-cell table:style-name="ce39" office:value-type="currency" office:currency="BRL" office:value="75" calcext:value-type="currency">
            <text:p>R$ 75,00</text:p>
          </table:table-cell>
          <table:table-cell table:style-name="ce86" table:formula="of:=PRODUCT([.E31];[.F31])" office:value-type="currency" office:currency="BRL" office:value="600" calcext:value-type="currency">
            <text:p>R$ 600,00</text:p>
          </table:table-cell>
          <table:table-cell table:style-name="ce91" table:formula="of:=SUM([.G29:.G33])" office:value-type="currency" office:currency="BRL" office:value="1610" calcext:value-type="currency">
            <text:p>R$ 1.610,00</text:p>
          </table:table-cell>
          <table:table-cell table:style-name="ce41"/>
          <table:table-cell table:style-name="ce95"/>
          <table:table-cell table:style-name="ce96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covered-table-cell table:style-name="ce51" office:value-type="date" office:date-value="2025-03-01" calcext:value-type="date">
            <text:p>01/03/25</text:p>
          </table:covered-table-cell>
          <table:covered-table-cell table:style-name="ce62" office:value-type="string" calcext:value-type="string">
            <text:p>31/02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Aplicação de vacina</text:p>
          </table:table-cell>
          <table:table-cell table:style-name="ce35" office:value-type="float" office:value="6" calcext:value-type="float">
            <text:p>6</text:p>
          </table:table-cell>
          <table:table-cell table:style-name="ce39" office:value-type="currency" office:currency="BRL" office:value="35" calcext:value-type="currency">
            <text:p>R$ 35,00</text:p>
          </table:table-cell>
          <table:table-cell table:style-name="ce86" table:formula="of:=PRODUCT([.E32];[.F32])" office:value-type="currency" office:currency="BRL" office:value="210" calcext:value-type="currency">
            <text:p>R$ 210,00</text:p>
          </table:table-cell>
          <table:table-cell table:style-name="ce91" table:formula="of:=SUM([.G29:.G33])" office:value-type="currency" office:currency="BRL" office:value="1610" calcext:value-type="currency">
            <text:p>R$ 1.610,00</text:p>
          </table:table-cell>
          <table:table-cell table:style-name="ce41"/>
          <table:table-cell table:style-name="ce95"/>
          <table:table-cell table:style-name="ce96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3">
          <table:covered-table-cell table:style-name="ce51" office:value-type="date" office:date-value="2025-03-01" calcext:value-type="date">
            <text:p>01/03/25</text:p>
          </table:covered-table-cell>
          <table:covered-table-cell table:style-name="ce62" office:value-type="string" calcext:value-type="string">
            <text:p>31/02/25</text:p>
          </table:covered-table-cell>
          <table:table-cell table:style-name="ce67" office:value-type="string" calcext:value-type="string">
            <text:p>Maria Joaquina</text:p>
          </table:table-cell>
          <table:table-cell table:style-name="ce67" office:value-type="string" calcext:value-type="string">
            <text:p>Consulta veterinária</text:p>
          </table:table-cell>
          <table:table-cell table:style-name="ce35" office:value-type="float" office:value="3" calcext:value-type="float">
            <text:p>3</text:p>
          </table:table-cell>
          <table:table-cell table:style-name="ce39" office:value-type="currency" office:currency="BRL" office:value="120" calcext:value-type="currency">
            <text:p>R$ 120,00</text:p>
          </table:table-cell>
          <table:table-cell table:style-name="ce86" table:formula="of:=PRODUCT([.E33];[.F33])" office:value-type="currency" office:currency="BRL" office:value="360" calcext:value-type="currency">
            <text:p>R$ 360,00</text:p>
          </table:table-cell>
          <table:table-cell table:style-name="ce91" table:formula="of:=SUM([.G29:.G33])" office:value-type="currency" office:currency="BRL" office:value="1610" calcext:value-type="currency">
            <text:p>R$ 1.610,00</text:p>
          </table:table-cell>
          <table:table-cell table:style-name="ce41"/>
          <table:table-cell table:style-name="ce95"/>
          <table:table-cell table:style-name="ce96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7" table:number-columns-repeated="6"/>
          <table:table-cell table:style-name="ce83"/>
          <table:table-cell table:style-name="ce7"/>
          <table:table-cell/>
          <table:table-cell table:style-name="ce95"/>
          <table:table-cell table:style-name="ce96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2">
          <table:table-cell table:style-name="ce7" table:number-columns-repeated="6"/>
          <table:table-cell table:style-name="ce83"/>
          <table:table-cell table:style-name="ce7"/>
          <table:table-cell table:number-columns-repeated="2"/>
          <table:table-cell table:style-name="ce95"/>
          <table:table-cell table:style-name="ce98"/>
          <table:table-cell table:style-name="ce41" table:number-columns-repeated="4"/>
          <table:table-cell table:number-columns-repeated="16368"/>
        </table:table-row>
        <table:table-row table:style-name="ro2" table:number-rows-repeated="2">
          <table:table-cell table:style-name="ce41" table:number-columns-repeated="4"/>
          <table:table-cell table:style-name="ce7" table:number-columns-repeated="2"/>
          <table:table-cell table:style-name="ce83"/>
          <table:table-cell table:style-name="ce7"/>
          <table:table-cell table:number-columns-repeated="16376"/>
        </table:table-row>
        <table:table-row table:style-name="ro2" table:number-rows-repeated="11">
          <table:table-cell table:style-name="ce41" table:number-columns-repeated="6"/>
          <table:table-cell table:style-name="ce82"/>
          <table:table-cell table:style-name="ce41"/>
          <table:table-cell table:number-columns-repeated="16376"/>
        </table:table-row>
        <table:table-row table:style-name="ro2">
          <table:table-cell table:style-name="ce41" table:number-columns-repeated="6"/>
          <table:table-cell table:style-name="ce82"/>
          <table:table-cell table:style-name="ce41"/>
          <table:table-cell table:number-columns-repeated="7"/>
          <table:table-cell table:style-name="ce8" office:value-type="string" calcext:value-type="string" table:number-columns-spanned="4" table:number-rows-spanned="1">
            <text:p>DESEMPENHO DE FUNCIONÁRIO DETALHADO</text:p>
          </table:table-cell>
          <table:covered-table-cell table:number-columns-repeated="2" table:style-name="ce60"/>
          <table:covered-table-cell table:style-name="ce44"/>
          <table:table-cell table:number-columns-repeated="16365"/>
        </table:table-row>
        <table:table-row table:style-name="ro4">
          <table:table-cell table:style-name="ce41" table:number-columns-repeated="4"/>
          <table:table-cell table:number-columns-repeated="11"/>
          <table:table-cell table:style-name="ce99" office:value-type="string" calcext:value-type="string">
            <text:p>FUNCIONÁRIO:</text:p>
          </table:table-cell>
          <table:table-cell table:style-name="ce106" office:value-type="string" calcext:value-type="string" table:number-columns-spanned="3" table:number-rows-spanned="1">
            <text:p>Maria Joaquina</text:p>
          </table:table-cell>
          <table:covered-table-cell table:style-name="ce109"/>
          <table:covered-table-cell table:style-name="ce115"/>
          <table:table-cell table:number-columns-repeated="16365"/>
        </table:table-row>
        <table:table-row table:style-name="ro4">
          <table:table-cell table:style-name="ce41" table:number-columns-repeated="4"/>
          <table:table-cell table:number-columns-repeated="11"/>
          <table:table-cell table:style-name="ce100" office:value-type="string" calcext:value-type="string">
            <text:p>PERÍODO:</text:p>
          </table:table-cell>
          <table:table-cell table:style-name="ce63" office:value-type="string" calcext:value-type="string">
            <text:p>"Mensal"</text:p>
          </table:table-cell>
          <table:table-cell table:style-name="ce110" office:value-type="string" calcext:value-type="string">
            <text:p>Abrangência:</text:p>
          </table:table-cell>
          <table:table-cell table:style-name="ce116" office:value-type="date" office:date-value="2025-03-01" calcext:value-type="date">
            <text:p>01/03/25</text:p>
          </table:table-cell>
          <table:table-cell table:number-columns-repeated="16365"/>
        </table:table-row>
        <table:table-row table:style-name="ro4">
          <table:table-cell table:style-name="ce41" table:number-columns-repeated="4"/>
          <table:table-cell table:number-columns-repeated="11"/>
          <table:table-cell table:style-name="ce101" office:value-type="string" calcext:value-type="string" table:number-columns-spanned="1" table:number-rows-spanned="2">
            <text:p>SERVIÇOS EXECUTADOS</text:p>
          </table:table-cell>
          <table:table-cell table:style-name="ce107" office:value-type="string" calcext:value-type="string" table:number-columns-spanned="1" table:number-rows-spanned="2">
            <text:p>QTD.</text:p>
          </table:table-cell>
          <table:table-cell table:style-name="ce111" office:value-type="string" calcext:value-type="string" table:number-columns-spanned="1" table:number-rows-spanned="2">
            <text:p>MÉDIA DO VALOR</text:p>
          </table:table-cell>
          <table:table-cell table:style-name="ce117" office:value-type="string" calcext:value-type="string">
            <text:p>Janeiro</text:p>
          </table:table-cell>
          <table:table-cell table:style-name="ce117" office:value-type="string" calcext:value-type="string">
            <text:p>Fevereiro</text:p>
          </table:table-cell>
          <table:table-cell table:style-name="ce117" office:value-type="string" calcext:value-type="string">
            <text:p>Março</text:p>
          </table:table-cell>
          <table:table-cell table:number-columns-repeated="16363"/>
        </table:table-row>
        <table:table-row table:style-name="ro4">
          <table:table-cell table:style-name="ce41" table:number-columns-repeated="4"/>
          <table:table-cell table:number-columns-repeated="11"/>
          <table:covered-table-cell table:style-name="ce102"/>
          <table:covered-table-cell table:number-columns-repeated="2" table:style-name="ce72"/>
          <table:table-cell table:style-name="ce118" table:number-columns-repeated="3"/>
          <table:table-cell table:number-columns-repeated="16363"/>
        </table:table-row>
        <table:table-row table:style-name="ro4">
          <table:table-cell table:style-name="ce41" table:number-columns-repeated="4"/>
          <table:table-cell table:number-columns-repeated="11"/>
          <table:table-cell table:style-name="ce103" office:value-type="string" calcext:value-type="string">
            <text:p>Passeio para cachorro</text:p>
          </table:table-cell>
          <table:table-cell table:style-name="ce36" office:value-type="float" office:value="34" calcext:value-type="float">
            <text:p>34</text:p>
          </table:table-cell>
          <table:table-cell table:style-name="ce112" office:value-type="currency" office:currency="BRL" office:value="50" calcext:value-type="currency">
            <text:p>R$ 50,00</text:p>
          </table:table-cell>
          <table:table-cell table:style-name="ce119" table:formula="of:=PRODUCT([.Q54];[.R54])" office:value-type="currency" office:currency="BRL" office:value="1700" calcext:value-type="currency">
            <text:p>R$ 1.700,00</text:p>
          </table:table-cell>
          <table:table-cell table:style-name="ce119" table:formula="of:=PRODUCT([.Q61];[.R61])" office:value-type="currency" office:currency="BRL" office:value="2150" calcext:value-type="currency">
            <text:p>R$ 2.150,00</text:p>
          </table:table-cell>
          <table:table-cell table:style-name="ce119" table:formula="of:=PRODUCT([.Q68];[.R68])" office:value-type="currency" office:currency="BRL" office:value="1150" calcext:value-type="currency">
            <text:p>R$ 1.150,00</text:p>
          </table:table-cell>
          <table:table-cell table:number-columns-repeated="16363"/>
        </table:table-row>
        <table:table-row table:style-name="ro4">
          <table:table-cell table:style-name="ce41" table:number-columns-repeated="4"/>
          <table:table-cell table:number-columns-repeated="11"/>
          <table:table-cell table:style-name="ce103" office:value-type="string" calcext:value-type="string">
            <text:p>PetSitting para gatos</text:p>
          </table:table-cell>
          <table:table-cell table:style-name="ce36" office:value-type="float" office:value="12" calcext:value-type="float">
            <text:p>12</text:p>
          </table:table-cell>
          <table:table-cell table:style-name="ce113" office:value-type="currency" office:currency="BRL" office:value="120" calcext:value-type="currency">
            <text:p>R$ 120,00</text:p>
          </table:table-cell>
          <table:table-cell table:style-name="ce119" table:formula="of:=PRODUCT([.Q55];[.R55])" office:value-type="currency" office:currency="BRL" office:value="1440" calcext:value-type="currency">
            <text:p>R$ 1.440,00</text:p>
          </table:table-cell>
          <table:table-cell table:style-name="ce119" table:formula="of:=PRODUCT([.Q62];[.R62])" office:value-type="currency" office:currency="BRL" office:value="1800" calcext:value-type="currency">
            <text:p>R$ 1.800,00</text:p>
          </table:table-cell>
          <table:table-cell table:style-name="ce119" table:formula="of:=PRODUCT([.Q69];[.R69])" office:value-type="currency" office:currency="BRL" office:value="1080" calcext:value-type="currency">
            <text:p>R$ 1.080,00</text:p>
          </table:table-cell>
          <table:table-cell table:number-columns-repeated="16363"/>
        </table:table-row>
        <table:table-row table:style-name="ro4">
          <table:table-cell table:style-name="ce41" table:number-columns-repeated="4"/>
          <table:table-cell table:number-columns-repeated="11"/>
          <table:table-cell table:style-name="ce103" office:value-type="string" calcext:value-type="string">
            <text:p>Tosa e banho Básica</text:p>
          </table:table-cell>
          <table:table-cell table:style-name="ce36" office:value-type="float" office:value="24" calcext:value-type="float">
            <text:p>24</text:p>
          </table:table-cell>
          <table:table-cell table:style-name="ce113" office:value-type="currency" office:currency="BRL" office:value="75" calcext:value-type="currency">
            <text:p>R$ 75,00</text:p>
          </table:table-cell>
          <table:table-cell table:style-name="ce119" table:formula="of:=PRODUCT([.Q56];[.R56])" office:value-type="currency" office:currency="BRL" office:value="1800" calcext:value-type="currency">
            <text:p>R$ 1.800,00</text:p>
          </table:table-cell>
          <table:table-cell table:style-name="ce119" table:formula="of:=PRODUCT([.Q63];[.R63])" office:value-type="currency" office:currency="BRL" office:value="4575" calcext:value-type="currency">
            <text:p>R$ 4.575,00</text:p>
          </table:table-cell>
          <table:table-cell table:style-name="ce119" table:formula="of:=PRODUCT([.Q70];[.R70])" office:value-type="currency" office:currency="BRL" office:value="4050" calcext:value-type="currency">
            <text:p>R$ 4.050,00</text:p>
          </table:table-cell>
          <table:table-cell table:number-columns-repeated="16363"/>
        </table:table-row>
        <table:table-row table:style-name="ro4">
          <table:table-cell table:style-name="ce41" table:number-columns-repeated="4"/>
          <table:table-cell table:number-columns-repeated="11"/>
          <table:table-cell table:style-name="ce103" office:value-type="string" calcext:value-type="string">
            <text:p>Aplicação de vacina</text:p>
          </table:table-cell>
          <table:table-cell table:style-name="ce36" office:value-type="float" office:value="12" calcext:value-type="float">
            <text:p>12</text:p>
          </table:table-cell>
          <table:table-cell table:style-name="ce113" office:value-type="currency" office:currency="BRL" office:value="35" calcext:value-type="currency">
            <text:p>R$ 35,00</text:p>
          </table:table-cell>
          <table:table-cell table:style-name="ce119" table:formula="of:=PRODUCT([.Q57];[.R57])" office:value-type="currency" office:currency="BRL" office:value="420" calcext:value-type="currency">
            <text:p>R$ 420,00</text:p>
          </table:table-cell>
          <table:table-cell table:style-name="ce119" table:formula="of:=PRODUCT([.Q64];[.R64])" office:value-type="currency" office:currency="BRL" office:value="805" calcext:value-type="currency">
            <text:p>R$ 805,00</text:p>
          </table:table-cell>
          <table:table-cell table:style-name="ce119" table:formula="of:=PRODUCT([.Q71];[.R71])" office:value-type="currency" office:currency="BRL" office:value="490" calcext:value-type="currency">
            <text:p>R$ 490,00</text:p>
          </table:table-cell>
          <table:table-cell table:number-columns-repeated="16363"/>
        </table:table-row>
        <table:table-row table:style-name="ro4">
          <table:table-cell table:style-name="ce41" table:number-columns-repeated="4"/>
          <table:table-cell table:number-columns-repeated="11"/>
          <table:table-cell table:style-name="ce103" office:value-type="string" calcext:value-type="string">
            <text:p>Consulta veterinária</text:p>
          </table:table-cell>
          <table:table-cell table:style-name="ce36" office:value-type="float" office:value="15" calcext:value-type="float">
            <text:p>15</text:p>
          </table:table-cell>
          <table:table-cell table:style-name="ce113" office:value-type="currency" office:currency="BRL" office:value="120" calcext:value-type="currency">
            <text:p>R$ 120,00</text:p>
          </table:table-cell>
          <table:table-cell table:style-name="ce119" table:formula="of:=PRODUCT([.Q58];[.R58])" office:value-type="currency" office:currency="BRL" office:value="1800" calcext:value-type="currency">
            <text:p>R$ 1.800,00</text:p>
          </table:table-cell>
          <table:table-cell table:style-name="ce119" table:formula="of:=PRODUCT([.Q65];[.R65])" office:value-type="currency" office:currency="BRL" office:value="1800" calcext:value-type="currency">
            <text:p>R$ 1.800,00</text:p>
          </table:table-cell>
          <table:table-cell table:style-name="ce119" table:formula="of:=PRODUCT([.Q72];[.R72])" office:value-type="currency" office:currency="BRL" office:value="2280" calcext:value-type="currency">
            <text:p>R$ 2.280,00</text:p>
          </table:table-cell>
          <table:table-cell table:number-columns-repeated="16363"/>
        </table:table-row>
        <table:table-row table:style-name="ro4">
          <table:table-cell table:number-columns-repeated="15"/>
          <table:table-cell table:style-name="ce104" office:value-type="string" calcext:value-type="string" table:number-columns-spanned="3" table:number-rows-spanned="1">
            <text:p>TOTAL NO PERÍODO:</text:p>
          </table:table-cell>
          <table:covered-table-cell table:style-name="ce36"/>
          <table:covered-table-cell table:style-name="ce40"/>
          <table:table-cell table:style-name="ce120" table:formula="of:=SUM([.S54:.S58])" office:value-type="currency" office:currency="BRL" office:value="7160" calcext:value-type="currency">
            <text:p>R$ 7.160,00</text:p>
          </table:table-cell>
          <table:table-cell table:style-name="ce120" table:formula="of:=SUM([.T54:.T58])" office:value-type="currency" office:currency="BRL" office:value="11130" calcext:value-type="currency">
            <text:p>R$ 11.130,00</text:p>
          </table:table-cell>
          <table:table-cell table:style-name="ce122" table:formula="of:=SUM([.U54:.U58])" office:value-type="currency" office:currency="BRL" office:value="9050" calcext:value-type="currency">
            <text:p>R$ 9.050,00</text:p>
          </table:table-cell>
          <table:table-cell table:number-columns-repeated="16363"/>
        </table:table-row>
        <table:table-row table:style-name="ro4">
          <table:table-cell table:number-columns-repeated="15"/>
          <table:table-cell table:style-name="ce105"/>
          <table:table-cell table:style-name="ce108" table:number-columns-repeated="2"/>
          <table:table-cell table:style-name="ce121"/>
          <table:table-cell table:number-columns-repeated="16365"/>
        </table:table-row>
        <table:table-row table:style-name="ro4">
          <table:table-cell table:number-columns-repeated="15"/>
          <table:table-cell table:style-name="ce103" office:value-type="string" calcext:value-type="string">
            <text:p>Passeio para cachorro</text:p>
          </table:table-cell>
          <table:table-cell table:style-name="ce36" office:value-type="float" office:value="43" calcext:value-type="float">
            <text:p>43</text:p>
          </table:table-cell>
          <table:table-cell table:style-name="ce113" office:value-type="currency" office:currency="BRL" office:value="50" calcext:value-type="currency">
            <text:p>R$ 50,00</text:p>
          </table:table-cell>
          <table:table-cell table:style-name="Default"/>
          <table:table-cell table:number-columns-repeated="16365"/>
        </table:table-row>
        <table:table-row table:style-name="ro4">
          <table:table-cell table:number-columns-repeated="15"/>
          <table:table-cell table:style-name="ce103" office:value-type="string" calcext:value-type="string">
            <text:p>PetSitting para gatos</text:p>
          </table:table-cell>
          <table:table-cell table:style-name="ce36" office:value-type="float" office:value="15" calcext:value-type="float">
            <text:p>15</text:p>
          </table:table-cell>
          <table:table-cell table:style-name="ce113" office:value-type="currency" office:currency="BRL" office:value="120" calcext:value-type="currency">
            <text:p>R$ 120,00</text:p>
          </table:table-cell>
          <table:table-cell table:style-name="Default"/>
          <table:table-cell table:number-columns-repeated="16365"/>
        </table:table-row>
        <table:table-row table:style-name="ro4">
          <table:table-cell table:number-columns-repeated="15"/>
          <table:table-cell table:style-name="ce103" office:value-type="string" calcext:value-type="string">
            <text:p>Tosa e banho Básica</text:p>
          </table:table-cell>
          <table:table-cell table:style-name="ce36" office:value-type="float" office:value="61" calcext:value-type="float">
            <text:p>61</text:p>
          </table:table-cell>
          <table:table-cell table:style-name="ce113" office:value-type="currency" office:currency="BRL" office:value="75" calcext:value-type="currency">
            <text:p>R$ 75,00</text:p>
          </table:table-cell>
          <table:table-cell table:style-name="Default"/>
          <table:table-cell table:number-columns-repeated="16365"/>
        </table:table-row>
        <table:table-row table:style-name="ro4">
          <table:table-cell table:number-columns-repeated="15"/>
          <table:table-cell table:style-name="ce103" office:value-type="string" calcext:value-type="string">
            <text:p>Aplicação de vacina</text:p>
          </table:table-cell>
          <table:table-cell table:style-name="ce36" office:value-type="float" office:value="23" calcext:value-type="float">
            <text:p>23</text:p>
          </table:table-cell>
          <table:table-cell table:style-name="ce113" office:value-type="currency" office:currency="BRL" office:value="35" calcext:value-type="currency">
            <text:p>R$ 35,00</text:p>
          </table:table-cell>
          <table:table-cell table:style-name="Default"/>
          <table:table-cell table:number-columns-repeated="16365"/>
        </table:table-row>
        <table:table-row table:style-name="ro4">
          <table:table-cell table:number-columns-repeated="15"/>
          <table:table-cell table:style-name="ce103" office:value-type="string" calcext:value-type="string">
            <text:p>Consulta veterinária</text:p>
          </table:table-cell>
          <table:table-cell table:style-name="ce36" office:value-type="float" office:value="15" calcext:value-type="float">
            <text:p>15</text:p>
          </table:table-cell>
          <table:table-cell table:style-name="ce113" office:value-type="currency" office:currency="BRL" office:value="120" calcext:value-type="currency">
            <text:p>R$ 120,00</text:p>
          </table:table-cell>
          <table:table-cell table:style-name="Default"/>
          <table:table-cell table:number-columns-repeated="16365"/>
        </table:table-row>
        <table:table-row table:style-name="ro4">
          <table:table-cell table:number-columns-repeated="15"/>
          <table:table-cell table:style-name="ce104" table:number-columns-spanned="3" table:number-rows-spanned="1"/>
          <table:covered-table-cell table:style-name="ce36"/>
          <table:covered-table-cell table:style-name="ce40"/>
          <table:table-cell table:style-name="Default"/>
          <table:table-cell table:number-columns-repeated="16365"/>
        </table:table-row>
        <table:table-row table:style-name="ro4">
          <table:table-cell table:number-columns-repeated="15"/>
          <table:table-cell table:style-name="ce105"/>
          <table:table-cell table:style-name="ce108" table:number-columns-repeated="2"/>
          <table:table-cell table:style-name="ce121"/>
          <table:table-cell table:number-columns-repeated="16365"/>
        </table:table-row>
        <table:table-row table:style-name="ro4">
          <table:table-cell table:number-columns-repeated="15"/>
          <table:table-cell table:style-name="ce103" office:value-type="string" calcext:value-type="string">
            <text:p>Passeio para cachorro</text:p>
          </table:table-cell>
          <table:table-cell table:style-name="ce36" office:value-type="float" office:value="23" calcext:value-type="float">
            <text:p>23</text:p>
          </table:table-cell>
          <table:table-cell table:style-name="ce114" office:value-type="currency" office:currency="BRL" office:value="50" calcext:value-type="currency">
            <text:p>R$ 50,00</text:p>
          </table:table-cell>
          <table:table-cell table:style-name="Default"/>
          <table:table-cell table:number-columns-repeated="16365"/>
        </table:table-row>
        <table:table-row table:style-name="ro4">
          <table:table-cell table:number-columns-repeated="15"/>
          <table:table-cell table:style-name="ce103" office:value-type="string" calcext:value-type="string">
            <text:p>PetSitting para gatos</text:p>
          </table:table-cell>
          <table:table-cell table:style-name="ce36" office:value-type="float" office:value="9" calcext:value-type="float">
            <text:p>9</text:p>
          </table:table-cell>
          <table:table-cell table:style-name="ce113" office:value-type="currency" office:currency="BRL" office:value="120" calcext:value-type="currency">
            <text:p>R$ 120,00</text:p>
          </table:table-cell>
          <table:table-cell table:style-name="Default"/>
          <table:table-cell table:number-columns-repeated="16365"/>
        </table:table-row>
        <table:table-row table:style-name="ro4">
          <table:table-cell table:number-columns-repeated="15"/>
          <table:table-cell table:style-name="ce103" office:value-type="string" calcext:value-type="string">
            <text:p>Tosa e banho Básica</text:p>
          </table:table-cell>
          <table:table-cell table:style-name="ce36" office:value-type="float" office:value="54" calcext:value-type="float">
            <text:p>54</text:p>
          </table:table-cell>
          <table:table-cell table:style-name="ce113" office:value-type="currency" office:currency="BRL" office:value="75" calcext:value-type="currency">
            <text:p>R$ 75,00</text:p>
          </table:table-cell>
          <table:table-cell table:style-name="Default"/>
          <table:table-cell table:number-columns-repeated="16365"/>
        </table:table-row>
        <table:table-row table:style-name="ro4">
          <table:table-cell table:number-columns-repeated="15"/>
          <table:table-cell table:style-name="ce103" office:value-type="string" calcext:value-type="string">
            <text:p>Aplicação de vacina</text:p>
          </table:table-cell>
          <table:table-cell table:style-name="ce36" office:value-type="float" office:value="14" calcext:value-type="float">
            <text:p>14</text:p>
          </table:table-cell>
          <table:table-cell table:style-name="ce113" office:value-type="currency" office:currency="BRL" office:value="35" calcext:value-type="currency">
            <text:p>R$ 35,00</text:p>
          </table:table-cell>
          <table:table-cell table:style-name="Default"/>
          <table:table-cell table:number-columns-repeated="16365"/>
        </table:table-row>
        <table:table-row table:style-name="ro4">
          <table:table-cell table:number-columns-repeated="15"/>
          <table:table-cell table:style-name="ce103" office:value-type="string" calcext:value-type="string">
            <text:p>Consulta veterinária</text:p>
          </table:table-cell>
          <table:table-cell table:style-name="ce36" office:value-type="float" office:value="19" calcext:value-type="float">
            <text:p>19</text:p>
          </table:table-cell>
          <table:table-cell table:style-name="ce113" office:value-type="currency" office:currency="BRL" office:value="120" calcext:value-type="currency">
            <text:p>R$ 120,00</text:p>
          </table:table-cell>
          <table:table-cell table:style-name="Default"/>
          <table:table-cell table:number-columns-repeated="16365"/>
        </table:table-row>
        <table:table-row table:style-name="ro4">
          <table:table-cell table:number-columns-repeated="15"/>
          <table:table-cell table:style-name="ce104" table:number-columns-spanned="3" table:number-rows-spanned="1"/>
          <table:covered-table-cell table:style-name="ce36"/>
          <table:covered-table-cell table:style-name="ce40"/>
          <table:table-cell table:style-name="Default"/>
          <table:table-cell table:number-columns-repeated="16365"/>
        </table:table-row>
        <table:table-row table:style-name="ro4">
          <table:table-cell table:number-columns-repeated="16384"/>
        </table:table-row>
        <table:table-row table:style-name="ro4">
          <table:table-cell table:style-name="ce4" office:value-type="string" calcext:value-type="string" table:number-columns-spanned="8" table:number-rows-spanned="1">
            <text:p>DESEMPENHO DE SERVIÇO DETALHADO</text:p>
          </table:table-cell>
          <table:covered-table-cell table:number-columns-repeated="5" table:style-name="ce49"/>
          <table:covered-table-cell table:style-name="ce89"/>
          <table:covered-table-cell table:style-name="ce47"/>
          <table:table-cell table:number-columns-repeated="16376"/>
        </table:table-row>
        <table:table-row table:style-name="ro4">
          <table:table-cell table:style-name="ce2" office:value-type="string" calcext:value-type="string">
            <text:p>PERÍODO:</text:p>
          </table:table-cell>
          <table:table-cell table:style-name="ce63" office:value-type="string" calcext:value-type="string">
            <text:p>"Trimestre"</text:p>
          </table:table-cell>
          <table:table-cell table:style-name="ce60"/>
          <table:table-cell table:style-name="ce72" office:value-type="string" calcext:value-type="string">
            <text:p>ABRANGÊNCIA:</text:p>
          </table:table-cell>
          <table:table-cell table:style-name="ce21" office:value-type="date" office:date-value="2025-03-01" calcext:value-type="date">
            <text:p>01/03/25</text:p>
          </table:table-cell>
          <table:table-cell table:style-name="ce21" office:value-type="date" office:date-value="2025-03-31" calcext:value-type="date">
            <text:p>31/03/25</text:p>
          </table:table-cell>
          <table:table-cell table:style-name="ce85"/>
          <table:table-cell table:style-name="ce44"/>
          <table:table-cell table:number-columns-repeated="16376"/>
        </table:table-row>
        <table:table-row table:style-name="ro4">
          <table:table-cell table:style-name="ce8" office:value-type="string" calcext:value-type="string" table:number-columns-spanned="2" table:number-rows-spanned="1">
            <text:p>PERÍODO</text:p>
          </table:table-cell>
          <table:covered-table-cell table:style-name="ce49"/>
          <table:table-cell table:style-name="ce8" office:value-type="string" calcext:value-type="string" table:number-columns-spanned="1" table:number-rows-spanned="2">
            <text:p>CATEGORIA</text:p>
          </table:table-cell>
          <table:table-cell table:style-name="ce8" office:value-type="string" calcext:value-type="string" table:number-columns-spanned="2" table:number-rows-spanned="2">
            <text:p>SERVIÇO</text:p>
          </table:table-cell>
          <table:covered-table-cell table:style-name="ce48"/>
          <table:table-cell table:style-name="ce25" office:value-type="string" calcext:value-type="string" table:number-columns-spanned="1" table:number-rows-spanned="2">
            <text:p>QTD NO PERÍODO</text:p>
          </table:table-cell>
          <table:table-cell table:style-name="ce25" office:value-type="string" calcext:value-type="string" table:number-columns-spanned="1" table:number-rows-spanned="2">
            <text:p>MÉDIA DO VALOR</text:p>
          </table:table-cell>
          <table:table-cell table:style-name="ce25" office:value-type="string" calcext:value-type="string" table:number-columns-spanned="1" table:number-rows-spanned="2">
            <text:p>MONTANTE BRUTO GERADO</text:p>
          </table:table-cell>
          <table:table-cell table:number-columns-repeated="16376"/>
        </table:table-row>
        <table:table-row table:style-name="ro4">
          <table:table-cell table:style-name="ce4" office:value-type="string" calcext:value-type="string">
            <text:p>INÍCIO</text:p>
          </table:table-cell>
          <table:table-cell table:style-name="ce4" office:value-type="string" calcext:value-type="string">
            <text:p>FIM</text:p>
          </table:table-cell>
          <table:covered-table-cell table:number-columns-repeated="4" table:style-name="ce49"/>
          <table:covered-table-cell table:style-name="ce84"/>
          <table:covered-table-cell table:style-name="ce49"/>
          <table:table-cell table:number-columns-repeated="16376"/>
        </table:table-row>
        <table:table-row table:style-name="ro4">
          <table:table-cell table:style-name="ce14" office:value-type="date" office:date-value="2025-01-01" calcext:value-type="date">
            <text:p>01/01/25</text:p>
          </table:table-cell>
          <table:table-cell table:style-name="ce14" office:value-type="date" office:date-value="2025-03-31" calcext:value-type="date">
            <text:p>31/03/25</text:p>
          </table:table-cell>
          <table:table-cell table:style-name="ce29" office:value-type="string" calcext:value-type="string">
            <text:p>Passeio</text:p>
          </table:table-cell>
          <table:table-cell table:style-name="ce67" office:value-type="string" calcext:value-type="string" table:number-columns-spanned="2" table:number-rows-spanned="1">
            <text:p>Passeio para cachorro pequenos</text:p>
          </table:table-cell>
          <table:covered-table-cell table:style-name="ce67"/>
          <table:table-cell table:style-name="ce35" office:value-type="float" office:value="32" calcext:value-type="float">
            <text:p>32</text:p>
          </table:table-cell>
          <table:table-cell table:style-name="ce39" office:value-type="currency" office:currency="BRL" office:value="50" calcext:value-type="currency">
            <text:p>R$ 50,00</text:p>
          </table:table-cell>
          <table:table-cell table:style-name="ce29" table:formula="of:=PRODUCT([.F79];[.G79])" office:value-type="currency" office:currency="BRL" office:value="1600" calcext:value-type="currency">
            <text:p>R$ 1.600,00</text:p>
          </table:table-cell>
          <table:table-cell table:number-columns-repeated="16376"/>
        </table:table-row>
        <table:table-row table:style-name="ro4">
          <table:table-cell table:style-name="ce14" office:value-type="date" office:date-value="2025-01-01" calcext:value-type="date">
            <text:p>01/01/25</text:p>
          </table:table-cell>
          <table:table-cell table:style-name="ce14" office:value-type="date" office:date-value="2025-03-31" calcext:value-type="date">
            <text:p>31/03/25</text:p>
          </table:table-cell>
          <table:table-cell table:style-name="ce29" office:value-type="string" calcext:value-type="string">
            <text:p>Passeio</text:p>
          </table:table-cell>
          <table:table-cell table:style-name="ce67" office:value-type="string" calcext:value-type="string" table:number-columns-spanned="2" table:number-rows-spanned="1">
            <text:p>Passeio para cachorro grandes</text:p>
          </table:table-cell>
          <table:covered-table-cell table:style-name="ce67"/>
          <table:table-cell table:style-name="ce35" office:value-type="float" office:value="12" calcext:value-type="float">
            <text:p>12</text:p>
          </table:table-cell>
          <table:table-cell table:style-name="ce39" office:value-type="currency" office:currency="BRL" office:value="75" calcext:value-type="currency">
            <text:p>R$ 75,00</text:p>
          </table:table-cell>
          <table:table-cell table:style-name="ce29" table:formula="of:=PRODUCT([.F80];[.G80])" office:value-type="currency" office:currency="BRL" office:value="900" calcext:value-type="currency">
            <text:p>R$ 900,00</text:p>
          </table:table-cell>
          <table:table-cell table:number-columns-repeated="16376"/>
        </table:table-row>
        <table:table-row table:style-name="ro4">
          <table:table-cell table:style-name="ce14" office:value-type="date" office:date-value="2025-01-01" calcext:value-type="date">
            <text:p>01/01/25</text:p>
          </table:table-cell>
          <table:table-cell table:style-name="ce14" office:value-type="date" office:date-value="2025-03-31" calcext:value-type="date">
            <text:p>31/03/25</text:p>
          </table:table-cell>
          <table:table-cell table:style-name="ce29" office:value-type="string" calcext:value-type="string">
            <text:p>PetCare</text:p>
          </table:table-cell>
          <table:table-cell table:style-name="ce67" office:value-type="string" calcext:value-type="string" table:number-columns-spanned="2" table:number-rows-spanned="1">
            <text:p>Tosa e banho Básica</text:p>
          </table:table-cell>
          <table:covered-table-cell table:style-name="ce67"/>
          <table:table-cell table:style-name="ce35" office:value-type="float" office:value="3" calcext:value-type="float">
            <text:p>3</text:p>
          </table:table-cell>
          <table:table-cell table:style-name="ce39" office:value-type="currency" office:currency="BRL" office:value="50" calcext:value-type="currency">
            <text:p>R$ 50,00</text:p>
          </table:table-cell>
          <table:table-cell table:style-name="ce29" table:formula="of:=PRODUCT([.F81];[.G81])" office:value-type="currency" office:currency="BRL" office:value="150" calcext:value-type="currency">
            <text:p>R$ 150,00</text:p>
          </table:table-cell>
          <table:table-cell table:number-columns-repeated="16376"/>
        </table:table-row>
        <table:table-row table:style-name="ro4">
          <table:table-cell table:style-name="ce14" office:value-type="date" office:date-value="2025-01-01" calcext:value-type="date">
            <text:p>01/01/25</text:p>
          </table:table-cell>
          <table:table-cell table:style-name="ce14" office:value-type="date" office:date-value="2025-03-31" calcext:value-type="date">
            <text:p>31/03/25</text:p>
          </table:table-cell>
          <table:table-cell table:style-name="ce29" office:value-type="string" calcext:value-type="string">
            <text:p>PetCare</text:p>
          </table:table-cell>
          <table:table-cell table:style-name="ce67" office:value-type="string" calcext:value-type="string" table:number-columns-spanned="2" table:number-rows-spanned="1">
            <text:p>Tosa e banho Completa</text:p>
          </table:table-cell>
          <table:covered-table-cell table:style-name="ce67"/>
          <table:table-cell table:style-name="ce35" office:value-type="float" office:value="2" calcext:value-type="float">
            <text:p>2</text:p>
          </table:table-cell>
          <table:table-cell table:style-name="ce39" office:value-type="currency" office:currency="BRL" office:value="65" calcext:value-type="currency">
            <text:p>R$ 65,00</text:p>
          </table:table-cell>
          <table:table-cell table:style-name="ce29" table:formula="of:=PRODUCT([.F82];[.G82])" office:value-type="currency" office:currency="BRL" office:value="130" calcext:value-type="currency">
            <text:p>R$ 130,00</text:p>
          </table:table-cell>
          <table:table-cell table:number-columns-repeated="16376"/>
        </table:table-row>
        <table:table-row table:style-name="ro4">
          <table:table-cell table:style-name="ce14" office:value-type="date" office:date-value="2025-01-01" calcext:value-type="date">
            <text:p>01/01/25</text:p>
          </table:table-cell>
          <table:table-cell table:style-name="ce14" office:value-type="date" office:date-value="2025-03-31" calcext:value-type="date">
            <text:p>31/03/25</text:p>
          </table:table-cell>
          <table:table-cell table:style-name="ce29" office:value-type="string" calcext:value-type="string">
            <text:p>PetCare</text:p>
          </table:table-cell>
          <table:table-cell table:style-name="ce67" office:value-type="string" calcext:value-type="string" table:number-columns-spanned="2" table:number-rows-spanned="1">
            <text:p>Tosa Básica</text:p>
          </table:table-cell>
          <table:covered-table-cell table:style-name="ce67"/>
          <table:table-cell table:style-name="ce35" office:value-type="float" office:value="14" calcext:value-type="float">
            <text:p>14</text:p>
          </table:table-cell>
          <table:table-cell table:style-name="ce39" office:value-type="currency" office:currency="BRL" office:value="35" calcext:value-type="currency">
            <text:p>R$ 35,00</text:p>
          </table:table-cell>
          <table:table-cell table:style-name="ce29" table:formula="of:=PRODUCT([.F83];[.G83])" office:value-type="currency" office:currency="BRL" office:value="490" calcext:value-type="currency">
            <text:p>R$ 490,00</text:p>
          </table:table-cell>
          <table:table-cell table:number-columns-repeated="16376"/>
        </table:table-row>
        <table:table-row table:style-name="ro4">
          <table:table-cell table:style-name="ce14" office:value-type="date" office:date-value="2025-01-01" calcext:value-type="date">
            <text:p>01/01/25</text:p>
          </table:table-cell>
          <table:table-cell table:style-name="ce14" office:value-type="date" office:date-value="2025-03-31" calcext:value-type="date">
            <text:p>31/03/25</text:p>
          </table:table-cell>
          <table:table-cell table:style-name="ce29" office:value-type="string" calcext:value-type="string">
            <text:p>PetCare</text:p>
          </table:table-cell>
          <table:table-cell table:style-name="ce67" office:value-type="string" calcext:value-type="string" table:number-columns-spanned="2" table:number-rows-spanned="1">
            <text:p>Tosa Completa</text:p>
          </table:table-cell>
          <table:covered-table-cell table:style-name="ce67"/>
          <table:table-cell table:style-name="ce35" office:value-type="float" office:value="32" calcext:value-type="float">
            <text:p>32</text:p>
          </table:table-cell>
          <table:table-cell table:style-name="ce39" office:value-type="currency" office:currency="BRL" office:value="50" calcext:value-type="currency">
            <text:p>R$ 50,00</text:p>
          </table:table-cell>
          <table:table-cell table:style-name="ce29" table:formula="of:=PRODUCT([.F84];[.G84])" office:value-type="currency" office:currency="BRL" office:value="1600" calcext:value-type="currency">
            <text:p>R$ 1.600,00</text:p>
          </table:table-cell>
          <table:table-cell table:number-columns-repeated="16376"/>
        </table:table-row>
        <table:table-row table:style-name="ro4">
          <table:table-cell table:style-name="ce14" office:value-type="date" office:date-value="2025-01-01" calcext:value-type="date">
            <text:p>01/01/25</text:p>
          </table:table-cell>
          <table:table-cell table:style-name="ce14" office:value-type="date" office:date-value="2025-03-31" calcext:value-type="date">
            <text:p>31/03/25</text:p>
          </table:table-cell>
          <table:table-cell table:style-name="ce29" office:value-type="string" calcext:value-type="string">
            <text:p>Saúde</text:p>
          </table:table-cell>
          <table:table-cell table:style-name="ce67" office:value-type="string" calcext:value-type="string" table:number-columns-spanned="2" table:number-rows-spanned="1">
            <text:p>Aplicação de vacina</text:p>
          </table:table-cell>
          <table:covered-table-cell table:style-name="ce67"/>
          <table:table-cell table:style-name="ce35" office:value-type="float" office:value="5" calcext:value-type="float">
            <text:p>5</text:p>
          </table:table-cell>
          <table:table-cell table:style-name="ce39" office:value-type="currency" office:currency="BRL" office:value="35" calcext:value-type="currency">
            <text:p>R$ 35,00</text:p>
          </table:table-cell>
          <table:table-cell table:style-name="ce29" table:formula="of:=PRODUCT([.F85];[.G85])" office:value-type="currency" office:currency="BRL" office:value="175" calcext:value-type="currency">
            <text:p>R$ 175,00</text:p>
          </table:table-cell>
          <table:table-cell table:number-columns-repeated="16376"/>
        </table:table-row>
        <table:table-row table:style-name="ro4">
          <table:table-cell table:style-name="ce14" office:value-type="date" office:date-value="2025-01-01" calcext:value-type="date">
            <text:p>01/01/25</text:p>
          </table:table-cell>
          <table:table-cell table:style-name="ce14" office:value-type="date" office:date-value="2025-03-31" calcext:value-type="date">
            <text:p>31/03/25</text:p>
          </table:table-cell>
          <table:table-cell table:style-name="ce29" office:value-type="string" calcext:value-type="string">
            <text:p>Saúde</text:p>
          </table:table-cell>
          <table:table-cell table:style-name="ce67" office:value-type="string" calcext:value-type="string" table:number-columns-spanned="2" table:number-rows-spanned="1">
            <text:p>Consulta veterinária</text:p>
          </table:table-cell>
          <table:covered-table-cell table:style-name="ce67"/>
          <table:table-cell table:style-name="ce35" office:value-type="float" office:value="11" calcext:value-type="float">
            <text:p>11</text:p>
          </table:table-cell>
          <table:table-cell table:style-name="ce39" office:value-type="currency" office:currency="BRL" office:value="120" calcext:value-type="currency">
            <text:p>R$ 120,00</text:p>
          </table:table-cell>
          <table:table-cell table:style-name="ce29" table:formula="of:=PRODUCT([.F86];[.G86])" office:value-type="currency" office:currency="BRL" office:value="1320" calcext:value-type="currency">
            <text:p>R$ 1.320,00</text:p>
          </table:table-cell>
          <table:table-cell table:number-columns-repeated="16376"/>
        </table:table-row>
        <table:table-row table:style-name="ro4" table:number-rows-repeated="8">
          <table:table-cell table:number-columns-repeated="16384"/>
        </table:table-row>
        <table:table-row table:style-name="ro4">
          <table:table-cell table:number-columns-repeated="24"/>
          <table:table-cell table:style-name="Default" table:number-columns-repeated="2"/>
          <table:table-cell table:style-name="ce123" office:value-type="string" calcext:value-type="string" table:number-columns-spanned="6" table:number-rows-spanned="1">
            <text:p>DESEMPENHO DE SERVIÇO DETALHADO</text:p>
          </table:table-cell>
          <table:covered-table-cell table:number-columns-repeated="3" table:style-name="ce60"/>
          <table:covered-table-cell table:style-name="ce85"/>
          <table:covered-table-cell table:style-name="ce44"/>
          <table:table-cell table:number-columns-repeated="3"/>
          <table:table-cell table:style-name="ce123" office:value-type="string" calcext:value-type="string" table:number-columns-spanned="6" table:number-rows-spanned="1">
            <text:p>DESEMPENHO DE SERVIÇO DETALHADO</text:p>
          </table:table-cell>
          <table:covered-table-cell table:number-columns-repeated="3" table:style-name="ce60"/>
          <table:covered-table-cell table:style-name="ce85"/>
          <table:covered-table-cell table:style-name="ce44"/>
          <table:table-cell table:number-columns-repeated="16343"/>
        </table:table-row>
        <table:table-row table:style-name="ro4">
          <table:table-cell table:number-columns-repeated="24"/>
          <table:table-cell table:style-name="Default" table:number-columns-repeated="2"/>
          <table:table-cell table:style-name="ce2" office:value-type="string" calcext:value-type="string">
            <text:p>PERÍODO:</text:p>
          </table:table-cell>
          <table:table-cell table:style-name="ce63" office:value-type="string" calcext:value-type="string">
            <text:p>"Trimestre"</text:p>
          </table:table-cell>
          <table:table-cell table:style-name="ce24" office:value-type="string" calcext:value-type="string" table:number-columns-spanned="2" table:number-rows-spanned="1">
            <text:p>ABRANGÊNCIA:</text:p>
          </table:table-cell>
          <table:covered-table-cell table:style-name="ce24"/>
          <table:table-cell table:style-name="ce126" office:value-type="date" office:date-value="2025-01-01" calcext:value-type="date">
            <text:p>01/01/25</text:p>
          </table:table-cell>
          <table:table-cell table:style-name="ce116" office:value-type="string" calcext:value-type="string">
            <text:p><text:s/>a 31/03/2025</text:p>
          </table:table-cell>
          <table:table-cell table:number-columns-repeated="3"/>
          <table:table-cell table:style-name="ce2" office:value-type="string" calcext:value-type="string">
            <text:p>PERÍODO:</text:p>
          </table:table-cell>
          <table:table-cell table:style-name="ce63" office:value-type="string" calcext:value-type="string">
            <text:p>"Trimestre"</text:p>
          </table:table-cell>
          <table:table-cell table:style-name="ce24" office:value-type="string" calcext:value-type="string" table:number-columns-spanned="2" table:number-rows-spanned="1">
            <text:p>ABRANGÊNCIA:</text:p>
          </table:table-cell>
          <table:covered-table-cell table:style-name="ce24"/>
          <table:table-cell table:style-name="ce126" office:value-type="date" office:date-value="2025-01-01" calcext:value-type="date">
            <text:p>01/01/25</text:p>
          </table:table-cell>
          <table:table-cell table:style-name="ce116" office:value-type="string" calcext:value-type="string">
            <text:p><text:s/>a 31/03/2025</text:p>
          </table:table-cell>
          <table:table-cell table:number-columns-repeated="16343"/>
        </table:table-row>
        <table:table-row table:style-name="ro4">
          <table:table-cell table:number-columns-repeated="24"/>
          <table:table-cell table:style-name="Default" table:number-columns-repeated="2"/>
          <table:table-cell table:style-name="ce101" office:value-type="string" calcext:value-type="string" table:number-columns-spanned="1" table:number-rows-spanned="2">
            <text:p>CATEGORIA</text:p>
          </table:table-cell>
          <table:table-cell table:style-name="ce107" office:value-type="string" calcext:value-type="string" table:number-columns-spanned="2" table:number-rows-spanned="2">
            <text:p>SERVIÇO</text:p>
          </table:table-cell>
          <table:covered-table-cell table:style-name="ce125"/>
          <table:table-cell table:style-name="ce111" office:value-type="string" calcext:value-type="string" table:number-columns-spanned="1" table:number-rows-spanned="2">
            <text:p>QTD NO PERÍODO</text:p>
          </table:table-cell>
          <table:table-cell table:style-name="ce111" office:value-type="string" calcext:value-type="string" table:number-columns-spanned="1" table:number-rows-spanned="2">
            <text:p>MÉDIA DO VALOR</text:p>
          </table:table-cell>
          <table:table-cell table:style-name="ce117" office:value-type="string" calcext:value-type="string" table:number-columns-spanned="1" table:number-rows-spanned="2">
            <text:p>MONTANTE BRUTO GERADO</text:p>
          </table:table-cell>
          <table:table-cell table:number-columns-repeated="3"/>
          <table:table-cell table:style-name="Default" table:number-columns-repeated="2"/>
          <table:table-cell table:style-name="ce101" office:value-type="string" calcext:value-type="string">
            <text:p>CATEGORIA</text:p>
          </table:table-cell>
          <table:table-cell table:style-name="ce117" office:value-type="string" calcext:value-type="string" table:number-columns-spanned="4" table:number-rows-spanned="1">
            <text:p>MONTANTE BRUTO GERADO</text:p>
          </table:table-cell>
          <table:covered-table-cell table:number-columns-repeated="3"/>
          <table:table-cell table:style-name="Default" table:number-columns-repeated="2"/>
          <table:table-cell table:number-columns-repeated="16340"/>
        </table:table-row>
        <table:table-row table:style-name="ro4">
          <table:table-cell table:number-columns-repeated="24"/>
          <table:table-cell table:style-name="Default" table:number-columns-repeated="2"/>
          <table:covered-table-cell table:style-name="ce9"/>
          <table:covered-table-cell table:number-columns-repeated="3" table:style-name="ce60"/>
          <table:covered-table-cell table:style-name="ce85"/>
          <table:covered-table-cell table:style-name="ce44"/>
          <table:table-cell table:number-columns-repeated="3"/>
          <table:table-cell table:style-name="Default" table:number-columns-repeated="2"/>
          <table:table-cell table:style-name="ce9"/>
          <table:table-cell table:style-name="ce130" office:value-type="string" calcext:value-type="string">
            <text:p>Passeio para cachorro pequenos</text:p>
          </table:table-cell>
          <table:table-cell table:style-name="ce130" office:value-type="string" calcext:value-type="string">
            <text:p>Passeio para cachorro grandes</text:p>
          </table:table-cell>
          <table:table-cell table:style-name="ce130" office:value-type="string" calcext:value-type="string">
            <text:p>Tosa e banho Básica</text:p>
          </table:table-cell>
          <table:table-cell table:style-name="ce130" office:value-type="string" calcext:value-type="string">
            <text:p>Tosa e banho Completa</text:p>
          </table:table-cell>
          <table:table-cell table:style-name="ce130" office:value-type="string" calcext:value-type="string">
            <text:p>Tosa Básica</text:p>
          </table:table-cell>
          <table:table-cell table:style-name="ce130" office:value-type="string" calcext:value-type="string">
            <text:p>Tosa Completa</text:p>
          </table:table-cell>
          <table:table-cell table:style-name="ce130" office:value-type="string" calcext:value-type="string">
            <text:p>Aplicação de vacina</text:p>
          </table:table-cell>
          <table:table-cell table:style-name="ce130" office:value-type="string" calcext:value-type="string">
            <text:p>Consulta veterinária</text:p>
          </table:table-cell>
          <table:table-cell table:number-columns-repeated="16338"/>
        </table:table-row>
        <table:table-row table:style-name="ro4">
          <table:table-cell table:number-columns-repeated="24"/>
          <table:table-cell table:style-name="Default" table:number-columns-repeated="2"/>
          <table:table-cell table:style-name="ce124" office:value-type="string" calcext:value-type="string">
            <text:p>Passeio</text:p>
          </table:table-cell>
          <table:table-cell table:style-name="ce28" office:value-type="string" calcext:value-type="string" table:number-columns-spanned="2" table:number-rows-spanned="1">
            <text:p>Passeio para cachorro pequenos</text:p>
          </table:table-cell>
          <table:covered-table-cell table:style-name="ce28"/>
          <table:table-cell table:style-name="ce36" office:value-type="float" office:value="32" calcext:value-type="float">
            <text:p>32</text:p>
          </table:table-cell>
          <table:table-cell table:style-name="ce127" office:value-type="currency" office:currency="BRL" office:value="50" calcext:value-type="currency">
            <text:p>R$ 50,00</text:p>
          </table:table-cell>
          <table:table-cell table:style-name="ce129" table:formula="of:=PRODUCT([.AD99];[.AE99])" office:value-type="currency" office:currency="BRL" office:value="1600" calcext:value-type="currency">
            <text:p>R$ 1.600,00</text:p>
          </table:table-cell>
          <table:table-cell table:number-columns-repeated="3"/>
          <table:table-cell table:style-name="Default" table:number-columns-repeated="2"/>
          <table:table-cell table:style-name="ce124" office:value-type="string" calcext:value-type="string">
            <text:p>Passeio</text:p>
          </table:table-cell>
          <table:table-cell table:style-name="ce129" table:formula="of:=PRODUCT([.AO119];[.AP119])" office:value-type="currency" office:currency="BRL" office:value="1600" calcext:value-type="currency">
            <text:p>R$ 1.600,00</text:p>
          </table:table-cell>
          <table:table-cell table:style-name="ce129" table:formula="of:=PRODUCT([.AO120];[.AP120])" office:value-type="currency" office:currency="BRL" office:value="150" calcext:value-type="currency">
            <text:p>R$ 150,00</text:p>
          </table:table-cell>
          <table:table-cell table:style-name="ce129" table:number-columns-repeated="8"/>
          <table:table-cell table:number-columns-repeated="16336"/>
        </table:table-row>
        <table:table-row table:style-name="ro4">
          <table:table-cell table:number-columns-repeated="24"/>
          <table:table-cell table:style-name="Default" table:number-columns-repeated="2"/>
          <table:table-cell table:style-name="ce124" office:value-type="string" calcext:value-type="string">
            <text:p>Passeio</text:p>
          </table:table-cell>
          <table:table-cell table:style-name="ce28" office:value-type="string" calcext:value-type="string" table:number-columns-spanned="2" table:number-rows-spanned="1">
            <text:p>Passeio para cachorro grandes</text:p>
          </table:table-cell>
          <table:covered-table-cell table:style-name="ce28"/>
          <table:table-cell table:style-name="ce36" office:value-type="float" office:value="12" calcext:value-type="float">
            <text:p>12</text:p>
          </table:table-cell>
          <table:table-cell table:style-name="ce128" office:value-type="currency" office:currency="BRL" office:value="75" calcext:value-type="currency">
            <text:p>R$ 75,00</text:p>
          </table:table-cell>
          <table:table-cell table:style-name="ce129" table:formula="of:=PRODUCT([.AD100];[.AE100])" office:value-type="currency" office:currency="BRL" office:value="900" calcext:value-type="currency">
            <text:p>R$ 900,00</text:p>
          </table:table-cell>
          <table:table-cell table:number-columns-repeated="3"/>
          <table:table-cell table:style-name="Default" table:number-columns-repeated="2"/>
          <table:table-cell table:style-name="ce124" office:value-type="string" calcext:value-type="string">
            <text:p>PetCare</text:p>
          </table:table-cell>
          <table:table-cell table:style-name="ce129" table:number-columns-repeated="2"/>
          <table:table-cell table:style-name="ce129" table:formula="of:=PRODUCT([.AO120];[.AP120])" office:value-type="currency" office:currency="BRL" office:value="150" calcext:value-type="currency">
            <text:p>R$ 150,00</text:p>
          </table:table-cell>
          <table:table-cell table:style-name="ce129" table:formula="of:=PRODUCT([.AM117];[.AN117])" office:value-type="currency" office:currency="BRL" office:value="130" calcext:value-type="currency">
            <text:p>R$ 130,00</text:p>
          </table:table-cell>
          <table:table-cell table:style-name="ce129" table:formula="of:=PRODUCT([.AM118];[.AN118])" office:value-type="currency" office:currency="BRL" office:value="490" calcext:value-type="currency">
            <text:p>R$ 490,00</text:p>
          </table:table-cell>
          <table:table-cell table:style-name="ce129" table:formula="of:=PRODUCT([.AM119];[.AN119])" office:value-type="currency" office:currency="BRL" office:value="1600" calcext:value-type="currency">
            <text:p>R$ 1.600,00</text:p>
          </table:table-cell>
          <table:table-cell table:style-name="ce129" table:number-columns-repeated="4"/>
          <table:table-cell table:number-columns-repeated="16336"/>
        </table:table-row>
        <table:table-row table:style-name="ro4">
          <table:table-cell table:number-columns-repeated="24"/>
          <table:table-cell table:style-name="Default" table:number-columns-repeated="2"/>
          <table:table-cell table:style-name="ce124" office:value-type="string" calcext:value-type="string">
            <text:p>PetCare</text:p>
          </table:table-cell>
          <table:table-cell table:style-name="ce28" office:value-type="string" calcext:value-type="string" table:number-columns-spanned="2" table:number-rows-spanned="1">
            <text:p>Tosa e banho Básica</text:p>
          </table:table-cell>
          <table:covered-table-cell table:style-name="ce28"/>
          <table:table-cell table:style-name="ce36" office:value-type="float" office:value="3" calcext:value-type="float">
            <text:p>3</text:p>
          </table:table-cell>
          <table:table-cell table:style-name="ce128" office:value-type="currency" office:currency="BRL" office:value="50" calcext:value-type="currency">
            <text:p>R$ 50,00</text:p>
          </table:table-cell>
          <table:table-cell table:style-name="ce129" table:formula="of:=PRODUCT([.AD101];[.AE101])" office:value-type="currency" office:currency="BRL" office:value="150" calcext:value-type="currency">
            <text:p>R$ 150,00</text:p>
          </table:table-cell>
          <table:table-cell table:number-columns-repeated="3"/>
          <table:table-cell table:style-name="Default" table:number-columns-repeated="2"/>
          <table:table-cell table:style-name="ce124" office:value-type="string" calcext:value-type="string">
            <text:p>Saúde</text:p>
          </table:table-cell>
          <table:table-cell table:style-name="ce129" table:number-columns-repeated="6"/>
          <table:table-cell table:style-name="ce129" table:formula="of:=PRODUCT([.AO121];[.AP121])" office:value-type="currency" office:currency="BRL" office:value="175" calcext:value-type="currency">
            <text:p>R$ 175,00</text:p>
          </table:table-cell>
          <table:table-cell table:style-name="ce129" table:formula="of:=PRODUCT([.AM120];[.AN120])" office:value-type="currency" office:currency="BRL" office:value="1320" calcext:value-type="currency">
            <text:p>R$ 1.320,00</text:p>
          </table:table-cell>
          <table:table-cell table:style-name="ce129" table:number-columns-repeated="2"/>
          <table:table-cell table:number-columns-repeated="16336"/>
        </table:table-row>
        <table:table-row table:style-name="ro4">
          <table:table-cell table:number-columns-repeated="24"/>
          <table:table-cell table:style-name="Default" table:number-columns-repeated="2"/>
          <table:table-cell table:style-name="ce124" office:value-type="string" calcext:value-type="string">
            <text:p>PetCare</text:p>
          </table:table-cell>
          <table:table-cell table:style-name="ce28" office:value-type="string" calcext:value-type="string" table:number-columns-spanned="2" table:number-rows-spanned="1">
            <text:p>Tosa e banho Completa</text:p>
          </table:table-cell>
          <table:covered-table-cell table:style-name="ce28"/>
          <table:table-cell table:style-name="ce36" office:value-type="float" office:value="2" calcext:value-type="float">
            <text:p>2</text:p>
          </table:table-cell>
          <table:table-cell table:style-name="ce128" office:value-type="currency" office:currency="BRL" office:value="65" calcext:value-type="currency">
            <text:p>R$ 65,00</text:p>
          </table:table-cell>
          <table:table-cell table:style-name="ce129" table:formula="of:=PRODUCT([.AD102];[.AE102])" office:value-type="currency" office:currency="BRL" office:value="130" calcext:value-type="currency">
            <text:p>R$ 130,00</text:p>
          </table:table-cell>
          <table:table-cell table:number-columns-repeated="3"/>
          <table:table-cell table:style-name="Default" table:number-columns-repeated="6"/>
          <table:table-cell table:number-columns-repeated="16343"/>
        </table:table-row>
        <table:table-row table:style-name="ro4">
          <table:table-cell table:number-columns-repeated="24"/>
          <table:table-cell table:style-name="Default" table:number-columns-repeated="2"/>
          <table:table-cell table:style-name="ce124" office:value-type="string" calcext:value-type="string">
            <text:p>PetCare</text:p>
          </table:table-cell>
          <table:table-cell table:style-name="ce28" office:value-type="string" calcext:value-type="string" table:number-columns-spanned="2" table:number-rows-spanned="1">
            <text:p>Tosa Básica</text:p>
          </table:table-cell>
          <table:covered-table-cell table:style-name="ce28"/>
          <table:table-cell table:style-name="ce36" office:value-type="float" office:value="14" calcext:value-type="float">
            <text:p>14</text:p>
          </table:table-cell>
          <table:table-cell table:style-name="ce128" office:value-type="currency" office:currency="BRL" office:value="35" calcext:value-type="currency">
            <text:p>R$ 35,00</text:p>
          </table:table-cell>
          <table:table-cell table:style-name="ce129" table:formula="of:=PRODUCT([.AD103];[.AE103])" office:value-type="currency" office:currency="BRL" office:value="490" calcext:value-type="currency">
            <text:p>R$ 490,00</text:p>
          </table:table-cell>
          <table:table-cell table:number-columns-repeated="3"/>
          <table:table-cell table:style-name="Default" table:number-columns-repeated="7"/>
          <table:table-cell table:number-columns-repeated="16342"/>
        </table:table-row>
        <table:table-row table:style-name="ro4">
          <table:table-cell table:number-columns-repeated="24"/>
          <table:table-cell table:style-name="Default" table:number-columns-repeated="2"/>
          <table:table-cell table:style-name="ce124" office:value-type="string" calcext:value-type="string">
            <text:p>PetCare</text:p>
          </table:table-cell>
          <table:table-cell table:style-name="ce28" office:value-type="string" calcext:value-type="string" table:number-columns-spanned="2" table:number-rows-spanned="1">
            <text:p>Tosa Completa</text:p>
          </table:table-cell>
          <table:covered-table-cell table:style-name="ce28"/>
          <table:table-cell table:style-name="ce36" office:value-type="float" office:value="32" calcext:value-type="float">
            <text:p>32</text:p>
          </table:table-cell>
          <table:table-cell table:style-name="ce128" office:value-type="currency" office:currency="BRL" office:value="50" calcext:value-type="currency">
            <text:p>R$ 50,00</text:p>
          </table:table-cell>
          <table:table-cell table:style-name="ce129" table:formula="of:=PRODUCT([.AD104];[.AE104])" office:value-type="currency" office:currency="BRL" office:value="1600" calcext:value-type="currency">
            <text:p>R$ 1.600,00</text:p>
          </table:table-cell>
          <table:table-cell table:number-columns-repeated="3"/>
          <table:table-cell table:style-name="Default" table:number-columns-repeated="7"/>
          <table:table-cell table:number-columns-repeated="16342"/>
        </table:table-row>
        <table:table-row table:style-name="ro4">
          <table:table-cell table:number-columns-repeated="24"/>
          <table:table-cell table:style-name="Default" table:number-columns-repeated="2"/>
          <table:table-cell table:style-name="ce124" office:value-type="string" calcext:value-type="string">
            <text:p>Saúde</text:p>
          </table:table-cell>
          <table:table-cell table:style-name="ce28" office:value-type="string" calcext:value-type="string" table:number-columns-spanned="2" table:number-rows-spanned="1">
            <text:p>Aplicação de vacina</text:p>
          </table:table-cell>
          <table:covered-table-cell table:style-name="ce28"/>
          <table:table-cell table:style-name="ce36" office:value-type="float" office:value="5" calcext:value-type="float">
            <text:p>5</text:p>
          </table:table-cell>
          <table:table-cell table:style-name="ce128" office:value-type="currency" office:currency="BRL" office:value="35" calcext:value-type="currency">
            <text:p>R$ 35,00</text:p>
          </table:table-cell>
          <table:table-cell table:style-name="ce129" table:formula="of:=PRODUCT([.AD105];[.AE105])" office:value-type="currency" office:currency="BRL" office:value="175" calcext:value-type="currency">
            <text:p>R$ 175,00</text:p>
          </table:table-cell>
          <table:table-cell table:number-columns-repeated="3"/>
          <table:table-cell table:style-name="Default" table:number-columns-repeated="7"/>
          <table:table-cell table:style-name="ce28"/>
          <table:table-cell table:number-columns-repeated="16341"/>
        </table:table-row>
        <table:table-row table:style-name="ro4">
          <table:table-cell table:number-columns-repeated="24"/>
          <table:table-cell table:style-name="Default" table:number-columns-repeated="2"/>
          <table:table-cell table:style-name="ce124" office:value-type="string" calcext:value-type="string">
            <text:p>Saúde</text:p>
          </table:table-cell>
          <table:table-cell table:style-name="ce28" office:value-type="string" calcext:value-type="string" table:number-columns-spanned="2" table:number-rows-spanned="1">
            <text:p>Consulta veterinária</text:p>
          </table:table-cell>
          <table:covered-table-cell table:style-name="ce28"/>
          <table:table-cell table:style-name="ce36" office:value-type="float" office:value="11" calcext:value-type="float">
            <text:p>11</text:p>
          </table:table-cell>
          <table:table-cell table:style-name="ce128" office:value-type="currency" office:currency="BRL" office:value="120" calcext:value-type="currency">
            <text:p>R$ 120,00</text:p>
          </table:table-cell>
          <table:table-cell table:style-name="ce129" table:formula="of:=PRODUCT([.AD106];[.AE106])" office:value-type="currency" office:currency="BRL" office:value="1320" calcext:value-type="currency">
            <text:p>R$ 1.320,00</text:p>
          </table:table-cell>
          <table:table-cell table:number-columns-repeated="3"/>
          <table:table-cell table:style-name="Default" table:number-columns-repeated="7"/>
          <table:table-cell table:number-columns-repeated="16342"/>
        </table:table-row>
        <table:table-row table:style-name="ro4">
          <table:table-cell table:number-columns-repeated="35"/>
          <table:table-cell table:style-name="Default" table:number-columns-repeated="8"/>
          <table:table-cell table:number-columns-repeated="16341"/>
        </table:table-row>
        <table:table-row table:style-name="ro4">
          <table:table-cell table:number-columns-repeated="37"/>
          <table:table-cell table:style-name="Default" table:number-columns-repeated="2"/>
          <table:table-cell table:style-name="ce28"/>
          <table:table-cell table:number-columns-repeated="16344"/>
        </table:table-row>
        <table:table-row table:style-name="ro4">
          <table:table-cell table:number-columns-repeated="37"/>
          <table:table-cell table:style-name="Default" table:number-columns-repeated="3"/>
          <table:table-cell table:number-columns-repeated="16344"/>
        </table:table-row>
        <table:table-row table:style-name="ro4" table:number-rows-repeated="2">
          <table:table-cell table:number-columns-repeated="35"/>
          <table:table-cell table:style-name="Default" table:number-columns-repeated="4"/>
          <table:table-cell table:style-name="ce28"/>
          <table:table-cell table:style-name="Default" table:number-columns-repeated="2"/>
          <table:table-cell table:number-columns-repeated="16342"/>
        </table:table-row>
        <table:table-row table:style-name="ro4" table:number-rows-repeated="3">
          <table:table-cell table:number-columns-repeated="35"/>
          <table:table-cell table:style-name="Default" table:number-columns-repeated="7"/>
          <table:table-cell table:number-columns-repeated="16342"/>
        </table:table-row>
        <table:table-row table:style-name="ro4" table:number-rows-repeated="2">
          <table:table-cell table:number-columns-repeated="16384"/>
        </table:table-row>
        <table:table-row table:style-name="ro4">
          <table:table-cell table:number-columns-repeated="35"/>
          <table:table-cell table:style-name="ce124" office:value-type="string" calcext:value-type="string">
            <text:p>PetCare</text:p>
          </table:table-cell>
          <table:table-cell table:style-name="ce28" office:value-type="string" calcext:value-type="string" table:number-columns-spanned="2" table:number-rows-spanned="1">
            <text:p>Tosa e banho Completa</text:p>
          </table:table-cell>
          <table:covered-table-cell table:style-name="ce28"/>
          <table:table-cell table:style-name="ce36" office:value-type="float" office:value="2" calcext:value-type="float">
            <text:p>2</text:p>
          </table:table-cell>
          <table:table-cell table:style-name="ce128" office:value-type="currency" office:currency="BRL" office:value="65" calcext:value-type="currency">
            <text:p>R$ 65,00</text:p>
          </table:table-cell>
          <table:table-cell table:style-name="ce111" office:value-type="string" calcext:value-type="string" table:number-columns-spanned="1" table:number-rows-spanned="2">
            <text:p>QTD NO PERÍODO</text:p>
          </table:table-cell>
          <table:table-cell table:style-name="ce111" office:value-type="string" calcext:value-type="string" table:number-columns-spanned="1" table:number-rows-spanned="2">
            <text:p>MÉDIA DO VALOR</text:p>
          </table:table-cell>
          <table:table-cell table:number-columns-repeated="16342"/>
        </table:table-row>
        <table:table-row table:style-name="ro4">
          <table:table-cell table:number-columns-repeated="35"/>
          <table:table-cell table:style-name="ce124" office:value-type="string" calcext:value-type="string">
            <text:p>PetCare</text:p>
          </table:table-cell>
          <table:table-cell table:style-name="ce28" office:value-type="string" calcext:value-type="string" table:number-columns-spanned="2" table:number-rows-spanned="1">
            <text:p>Tosa Básica</text:p>
          </table:table-cell>
          <table:covered-table-cell table:style-name="ce28"/>
          <table:table-cell table:style-name="ce36" office:value-type="float" office:value="14" calcext:value-type="float">
            <text:p>14</text:p>
          </table:table-cell>
          <table:table-cell table:style-name="ce128" office:value-type="currency" office:currency="BRL" office:value="35" calcext:value-type="currency">
            <text:p>R$ 35,00</text:p>
          </table:table-cell>
          <table:covered-table-cell table:style-name="ce60"/>
          <table:covered-table-cell table:style-name="ce85"/>
          <table:table-cell table:number-columns-repeated="16342"/>
        </table:table-row>
        <table:table-row table:style-name="ro4">
          <table:table-cell table:number-columns-repeated="35"/>
          <table:table-cell table:style-name="ce124" office:value-type="string" calcext:value-type="string">
            <text:p>PetCare</text:p>
          </table:table-cell>
          <table:table-cell table:style-name="ce28" office:value-type="string" calcext:value-type="string" table:number-columns-spanned="2" table:number-rows-spanned="1">
            <text:p>Tosa Completa</text:p>
          </table:table-cell>
          <table:covered-table-cell table:style-name="ce28"/>
          <table:table-cell table:style-name="ce36" office:value-type="float" office:value="32" calcext:value-type="float">
            <text:p>32</text:p>
          </table:table-cell>
          <table:table-cell table:style-name="ce128" office:value-type="currency" office:currency="BRL" office:value="50" calcext:value-type="currency">
            <text:p>R$ 50,00</text:p>
          </table:table-cell>
          <table:table-cell table:style-name="ce36" office:value-type="float" office:value="32" calcext:value-type="float">
            <text:p>32</text:p>
          </table:table-cell>
          <table:table-cell table:style-name="ce127" office:value-type="currency" office:currency="BRL" office:value="50" calcext:value-type="currency">
            <text:p>R$ 50,00</text:p>
          </table:table-cell>
          <table:table-cell table:number-columns-repeated="16342"/>
        </table:table-row>
        <table:table-row table:style-name="ro4">
          <table:table-cell table:number-columns-repeated="35"/>
          <table:table-cell table:style-name="ce124" office:value-type="string" calcext:value-type="string">
            <text:p>Saúde</text:p>
          </table:table-cell>
          <table:table-cell table:style-name="ce28" office:value-type="string" calcext:value-type="string" table:number-columns-spanned="2" table:number-rows-spanned="1">
            <text:p>Consulta veterinária</text:p>
          </table:table-cell>
          <table:covered-table-cell table:style-name="ce28"/>
          <table:table-cell table:style-name="ce36" office:value-type="float" office:value="11" calcext:value-type="float">
            <text:p>11</text:p>
          </table:table-cell>
          <table:table-cell table:style-name="ce128" office:value-type="currency" office:currency="BRL" office:value="120" calcext:value-type="currency">
            <text:p>R$ 120,00</text:p>
          </table:table-cell>
          <table:table-cell table:style-name="ce36" office:value-type="float" office:value="3" calcext:value-type="float">
            <text:p>3</text:p>
          </table:table-cell>
          <table:table-cell table:style-name="ce128" office:value-type="currency" office:currency="BRL" office:value="50" calcext:value-type="currency">
            <text:p>R$ 50,00</text:p>
          </table:table-cell>
          <table:table-cell table:number-columns-repeated="16342"/>
        </table:table-row>
        <table:table-row table:style-name="ro4">
          <table:table-cell table:number-columns-repeated="40"/>
          <table:table-cell table:style-name="ce36" office:value-type="float" office:value="5" calcext:value-type="float">
            <text:p>5</text:p>
          </table:table-cell>
          <table:table-cell table:style-name="ce128" office:value-type="currency" office:currency="BRL" office:value="35" calcext:value-type="currency">
            <text:p>R$ 35,00</text:p>
          </table:table-cell>
          <table:table-cell table:number-columns-repeated="16342"/>
        </table:table-row>
        <table:table-row table:style-name="ro4" table:number-rows-repeated="1048454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zxx" fo:country="non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0.199cm" fo:margin-bottom="0.199cm" fo:margin-left="0.199cm" fo:margin-right="0.199cm" style:scale-to="110%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6T06:34:12.924127830</meta:creation-date>
    <meta:generator>LibreOffice/7.4.7.2$Linux_X86_64 LibreOffice_project/40$Build-2</meta:generator>
    <dc:date>2025-04-06T17:23:50.141655209</dc:date>
    <meta:editing-duration>PT7H26M24S</meta:editing-duration>
    <meta:editing-cycles>26</meta:editing-cycles>
    <meta:document-statistic meta:table-count="1" meta:cell-count="411" meta:object-count="3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4" style:family="chart">
      <style:chart-properties chart:stacked="true" chart:include-hidden-cells="false" chart:treat-empty-cells="leave-gap" chart:right-angled-axes="true"/>
    </style:style>
    <style:style style:name="ch5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24pt" style:font-size-asian="10pt" style:font-size-complex="10pt"/>
    </style:style>
    <style:style style:name="ch6" style:family="chart">
      <style:chart-properties style:rotation-angle="0"/>
      <style:text-properties fo:font-size="24pt" fo:font-weight="bold" style:font-size-asian="9pt" style:font-size-complex="9pt"/>
    </style:style>
    <style:style style:name="ch7" style:family="chart" style:data-style-name="N104">
      <style:chart-properties chart:display-label="true" chart:logarithmic="false" chart:origin="0" chart:gap-width="35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style:rotation-angle="90"/>
      <style:text-properties fo:font-size="2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00bfff"/>
      <style:text-properties fo:font-size="20pt" fo:font-weight="bold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 chart:data-label-number="percentage" chart:data-label-text="false" chart:data-label-symbol="false" chart:data-label-series="false" chart:label-position="center"/>
      <style:graphic-properties draw:stroke="none" draw:fill-color="#dc143c"/>
      <style:text-properties fo:color="#ffffff" fo:font-size="24pt" style:font-size-asian="10pt" style:font-size-complex="10pt"/>
    </style:style>
    <style:style style:name="ch13" style:family="chart" style:data-style-name="N0">
      <style:chart-properties chart:link-data-style-to-source="true" chart:data-label-number="value" chart:data-label-text="false" chart:data-label-symbol="false" chart:data-label-series="false" chart:label-position="center"/>
      <style:graphic-properties draw:stroke="none" draw:fill-color="#32cd32"/>
      <style:text-properties fo:font-size="20pt" fo:font-weight="bold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8.681cm" svg:height="29.495cm" xlink:href=".." xlink:type="simple" chart:class="chart:bar" chart:style-name="ch1">
        <chart:title svg:x="0.733cm" svg:y="0.901cm" chart:style-name="ch2">
          <text:p>Relatório financeiro simples</text:p>
        </chart:title>
        <chart:legend chart:legend-position="end" svg:x="6.804cm" svg:y="3.723cm" style:legend-expansion="custom" svg:width="9.222cm" svg:height="5.273cm" style:legend-expansion-aspect-ratio="1.74890953916177" chart:style-name="ch3"/>
        <chart:plot-area chart:style-name="ch4" table:cell-range-address="Sheet1.A5:Sheet1.B7 Sheet1.E3:Sheet1.E9 Sheet1.C3:Sheet1.D3 Sheet1.D5:Sheet1.D7" chart:data-source-has-labels="both" svg:x="3.091cm" svg:y="3.723cm" svg:width="34.036cm" svg:height="23.492cm">
          <chart:coordinate-region svg:x="6.611cm" svg:y="4.038cm" svg:width="30.516cm" svg:height="21.014cm"/>
          <chart:axis chart:dimension="x" chart:name="primary-x" chart:style-name="ch5" chartooo:axis-type="auto">
            <chartooo:date-scale/>
            <chart:title svg:x="19.796cm" svg:y="27.743cm" chart:style-name="ch6">
              <text:p>Período</text:p>
            </chart:title>
            <chart:categories table:cell-range-address="Sheet1.A5:Sheet1.B7"/>
          </chart:axis>
          <chart:axis chart:dimension="y" chart:name="primary-y" chart:style-name="ch7">
            <chart:title svg:x="1.094cm" svg:y="15.514cm" chart:style-name="ch8">
              <text:p>Valores</text:p>
            </chart:title>
            <chart:grid chart:style-name="ch9" chart:class="major"/>
          </chart:axis>
          <chart:series chart:style-name="ch10" chart:values-cell-range-address="Sheet1.E4:Sheet1.E6" chart:label-cell-address="Sheet1.E3:Sheet1.E3" chart:class="chart:bar">
            <chart:data-point chart:style-name="ch11"/>
            <chart:data-point/>
            <chart:data-point chart:style-name="ch11"/>
          </chart:series>
          <chart:series chart:style-name="ch12" chart:values-cell-range-address="Sheet1.D5:Sheet1.D7" chart:label-cell-address="Sheet1.D3:Sheet1.D3" chart:class="chart:bar">
            <chart:data-point/>
            <chart:data-point chart:style-name="ch11"/>
            <chart:data-point/>
          </chart:series>
          <chart:series chart:style-name="ch13" chart:values-cell-range-address="Sheet1.E7:Sheet1.E9" chart:label-cell-address="Sheet1.C3:Sheet1.C3" chart:class="chart:bar">
            <chart:data-point chart:style-name="ch11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turamento líquido</text:p>
                <draw:g>
                  <svg:desc>Sheet1.E3:Sheet1.E3</svg:desc>
                </draw:g>
              </table:table-cell>
              <table:table-cell office:value-type="string">
                <text:p>Despesas</text:p>
                <draw:g>
                  <svg:desc>Sheet1.D3:Sheet1.D3</svg:desc>
                </draw:g>
              </table:table-cell>
              <table:table-cell office:value-type="string">
                <text:p>Faturamento bruto</text:p>
                <draw:g>
                  <svg:desc>Sheet1.C3:Sheet1.C3</svg:desc>
                </draw:g>
              </table:table-cell>
            </table:table-row>
          </table:table-header-rows>
          <table:table-rows>
            <table:table-row>
              <table:table-cell office:value-type="float" office:value="45658">
                <text:p>45658 45688</text:p>
                <text:list>
                  <text:list-item>
                    <text:p>45658</text:p>
                  </text:list-item>
                  <text:list-item>
                    <text:p>45688</text:p>
                  </text:list-item>
                </text:list>
                <draw:g>
                  <svg:desc>Sheet1.A5:Sheet1.B7</svg:desc>
                </draw:g>
              </table:table-cell>
              <table:table-cell office:value-type="float" office:value="NaN">
                <text:p>NaN</text:p>
                <draw:g>
                  <svg:desc>Sheet1.E4:Sheet1.E6</svg:desc>
                </draw:g>
              </table:table-cell>
              <table:table-cell office:value-type="float" office:value="1412.99">
                <text:p>1412.99</text:p>
                <draw:g>
                  <svg:desc>Sheet1.D5:Sheet1.D7</svg:desc>
                </draw:g>
              </table:table-cell>
              <table:table-cell office:value-type="float" office:value="4519.01">
                <text:p>4519.01</text:p>
                <draw:g>
                  <svg:desc>Sheet1.E7:Sheet1.E9</svg:desc>
                </draw:g>
              </table:table-cell>
            </table:table-row>
            <table:table-row>
              <table:table-cell office:value-type="float" office:value="45689">
                <text:p>45689 45716</text:p>
                <text:list>
                  <text:list-item>
                    <text:p>45689</text:p>
                  </text:list-item>
                  <text:list-item>
                    <text:p>45716</text:p>
                  </text:list-item>
                </text:list>
              </table:table-cell>
              <table:table-cell office:value-type="float" office:value="2137.01">
                <text:p>2137.01</text:p>
              </table:table-cell>
              <table:table-cell office:value-type="float" office:value="1412.99">
                <text:p>1412.99</text:p>
              </table:table-cell>
              <table:table-cell office:value-type="float" office:value="10027.93">
                <text:p>10027.93</text:p>
              </table:table-cell>
            </table:table-row>
            <table:table-row>
              <table:table-cell office:value-type="float" office:value="45717">
                <text:p>45717 45747</text:p>
                <text:list>
                  <text:list-item>
                    <text:p>45717</text:p>
                  </text:list-item>
                  <text:list-item>
                    <text:p>45747</text:p>
                  </text:list-item>
                </text:list>
              </table:table-cell>
              <table:table-cell office:value-type="float" office:value="3371.91">
                <text:p>3371.91</text:p>
              </table:table-cell>
              <table:table-cell office:value-type="float" office:value="1412.99">
                <text:p>1412.99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2pt" fo:font-weight="bold" style:font-size-asian="13pt" style:font-size-complex="13pt"/>
    </style:style>
    <style:style style:name="ch3" style:family="chart">
      <style:chart-properties style:rotation-angle="0"/>
      <style:text-properties fo:font-size="24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24pt" style:font-size-asian="10pt" style:font-size-complex="10pt"/>
    </style:style>
    <style:style style:name="ch5" style:family="chart">
      <style:chart-properties chart:stacked="true" chart:vertical="true" chart:include-hidden-cells="false" chart:treat-empty-cells="leave-gap" chart:series-source="rows" chart:right-angled-axes="true" chart:data-label-number="percentage" chart:data-label-text="false" chart:data-label-symbol="false" chart:data-label-series="fals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24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4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10" style:family="chart">
      <style:chart-properties chart:auto-position="true" style:rotation-angle="0"/>
      <style:text-properties fo:font-size="24pt" style:font-size-asian="9pt" style:font-size-complex="9pt"/>
    </style:style>
    <style:style style:name="ch11" style:family="chart" style:data-style-name="N0">
      <style:chart-properties chart:link-data-style-to-source="true" chart:data-label-number="percentage" chart:data-label-text="false" chart:data-label-symbol="false" chart:data-label-series="false" chart:label-position="center"/>
      <style:graphic-properties draw:stroke="none" draw:fill-color="#004586" fo:wrap-option="wrap"/>
      <style:text-properties fo:color="#ffffff" fo:font-size="24pt" fo:font-weight="bold" style:font-size-asian="10pt" style:font-size-complex="10pt"/>
    </style:style>
    <style:style style:name="ch12" style:family="chart" style:data-style-name="N0">
      <style:chart-properties chart:link-data-style-to-source="true" chart:data-label-number="percentage" chart:data-label-text="false" chart:data-label-symbol="false" chart:data-label-series="false" chart:label-position="center"/>
      <style:graphic-properties draw:stroke="none" draw:fill-color="#ff420e" fo:wrap-option="wrap"/>
      <style:text-properties fo:font-size="24pt" fo:font-weight="bold" style:font-size-asian="10pt" style:font-size-complex="10pt"/>
    </style:style>
    <style:style style:name="ch13" style:family="chart" style:data-style-name="N0">
      <style:chart-properties chart:link-data-style-to-source="true" chart:data-label-number="percentage" chart:data-label-text="false" chart:data-label-symbol="false" chart:data-label-series="false" chart:label-position="center"/>
      <style:graphic-properties draw:stroke="none" draw:fill-color="#ffd320" fo:wrap-option="wrap"/>
      <style:text-properties fo:font-size="24pt" fo:font-weight="bold" style:font-size-asian="10pt" style:font-size-complex="10pt"/>
    </style:style>
    <style:style style:name="ch14" style:family="chart">
      <style:chart-properties chart:solid-type="cuboid"/>
    </style:style>
    <style:style style:name="ch15" style:family="chart" style:data-style-name="N0">
      <style:chart-properties chart:link-data-style-to-source="true" chart:data-label-number="percentage" chart:data-label-text="false" chart:data-label-symbol="false" chart:data-label-series="false" chart:label-position="center"/>
      <style:graphic-properties draw:stroke="none" draw:fill-color="#579d1c" fo:wrap-option="wrap"/>
      <style:text-properties fo:color="#ffffff" fo:font-size="24pt" fo:font-weight="bold" style:font-size-asian="10pt" style:font-size-complex="10pt"/>
    </style:style>
    <style:style style:name="ch16" style:family="chart" style:data-style-name="N0">
      <style:chart-properties chart:link-data-style-to-source="true" chart:data-label-number="percentage" chart:data-label-text="false" chart:data-label-symbol="false" chart:data-label-series="false" chart:label-position="center"/>
      <style:graphic-properties draw:stroke="none" draw:fill-color="#7e0021" fo:wrap-option="wrap"/>
      <style:text-properties fo:color="#ffffff" fo:font-size="24pt" fo:font-weight="bold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65.564cm" svg:height="33.946cm" xlink:href=".." xlink:type="simple" chart:class="chart:bar" chart:style-name="ch1">
        <chart:title svg:x="0.486cm" svg:y="0.046cm" chart:style-name="ch2">
          <text:p>Relatório detalhado de desempenho de funcionário</text:p>
        </chart:title>
        <chart:subtitle svg:x="0.496cm" svg:y="2.028cm" chart:style-name="ch3">
          <text:p>Funcionário "Maria Joaquina"</text:p>
        </chart:subtitle>
        <chart:legend chart:legend-position="top" svg:x="12.424cm" svg:y="1.769cm" style:legend-expansion="custom" svg:width="51.411cm" svg:height="2.032cm" style:legend-expansion-aspect-ratio="25.300688976378" chart:style-name="ch4"/>
        <chart:plot-area chart:style-name="ch5" table:cell-range-address="Sheet1.S52:Sheet1.U52 Sheet1.P54:Sheet1.P58 Sheet1.S54:Sheet1.U58" chart:data-source-has-labels="both" svg:x="2.344cm" svg:y="4.252cm" svg:width="62.568cm" svg:height="27.338cm">
          <chart:coordinate-region svg:x="4.884cm" svg:y="4.252cm" svg:width="58.392cm" svg:height="26.459cm"/>
          <chart:axis chart:dimension="x" chart:name="primary-x" chart:style-name="ch6" chartooo:axis-type="text">
            <chart:title svg:x="0.704cm" svg:y="20.834cm" chart:style-name="ch7">
              <text:p>Montante gerado</text:p>
            </chart:title>
            <chart:categories table:cell-range-address="Sheet1.S52:Sheet1.U52"/>
            <chart:grid chart:style-name="ch8" chart:class="major"/>
          </chart:axis>
          <chart:axis chart:dimension="y" chart:name="primary-y" chart:style-name="ch9">
            <chart:title svg:x="32.671cm" svg:y="32.268cm" chart:style-name="ch10">
              <text:p>Mês</text:p>
            </chart:title>
            <chart:grid chart:style-name="ch8" chart:class="major"/>
          </chart:axis>
          <chart:series chart:style-name="ch11" chart:values-cell-range-address="Sheet1.S54:Sheet1.U54" chart:label-cell-address="Sheet1.P54:Sheet1.P54" chart:class="chart:bar">
            <chart:data-point chart:repeated="3"/>
          </chart:series>
          <chart:series chart:style-name="ch12" chart:values-cell-range-address="Sheet1.S55:Sheet1.U55" chart:label-cell-address="Sheet1.P55:Sheet1.P55" chart:class="chart:bar">
            <chart:data-point chart:repeated="3"/>
          </chart:series>
          <chart:series chart:style-name="ch13" chart:values-cell-range-address="Sheet1.S56:Sheet1.U56" chart:label-cell-address="Sheet1.P56:Sheet1.P56" chart:class="chart:bar">
            <chart:data-point/>
            <chart:data-point chart:style-name="ch14"/>
            <chart:data-point/>
          </chart:series>
          <chart:series chart:style-name="ch15" chart:values-cell-range-address="Sheet1.S57:Sheet1.U57" chart:label-cell-address="Sheet1.P57:Sheet1.P57" chart:class="chart:bar">
            <chart:data-point chart:repeated="3"/>
          </chart:series>
          <chart:series chart:style-name="ch16" chart:values-cell-range-address="Sheet1.S58:Sheet1.U58" chart:label-cell-address="Sheet1.P58:Sheet1.P58" chart:class="chart:bar">
            <chart:data-point chart:repeated="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>
            <table:table-row>
              <table:table-cell office:value-type="string">
                <text:p>Passeio para cachorro</text:p>
                <draw:g>
                  <svg:desc>Sheet1.P54:Sheet1.P54</svg:desc>
                </draw:g>
              </table:table-cell>
              <table:table-cell office:value-type="float" office:value="1700">
                <text:p>1700</text:p>
                <draw:g>
                  <svg:desc>Sheet1.S54:Sheet1.U54</svg:desc>
                </draw:g>
              </table:table-cell>
              <table:table-cell office:value-type="float" office:value="2150">
                <text:p>2150</text:p>
              </table:table-cell>
              <table:table-cell office:value-type="float" office:value="1150">
                <text:p>1150</text:p>
              </table:table-cell>
            </table:table-row>
            <table:table-row>
              <table:table-cell office:value-type="string">
                <text:p>PetSitting para gatos</text:p>
                <draw:g>
                  <svg:desc>Sheet1.P55:Sheet1.P55</svg:desc>
                </draw:g>
              </table:table-cell>
              <table:table-cell office:value-type="float" office:value="1440">
                <text:p>1440</text:p>
                <draw:g>
                  <svg:desc>Sheet1.S55:Sheet1.U55</svg:desc>
                </draw:g>
              </table:table-cell>
              <table:table-cell office:value-type="float" office:value="1800">
                <text:p>1800</text:p>
              </table:table-cell>
              <table:table-cell office:value-type="float" office:value="1080">
                <text:p>1080</text:p>
              </table:table-cell>
            </table:table-row>
            <table:table-row>
              <table:table-cell office:value-type="string">
                <text:p>Tosa e banho Básica</text:p>
                <draw:g>
                  <svg:desc>Sheet1.P56:Sheet1.P56</svg:desc>
                </draw:g>
              </table:table-cell>
              <table:table-cell office:value-type="float" office:value="1800">
                <text:p>1800</text:p>
                <draw:g>
                  <svg:desc>Sheet1.S56:Sheet1.U56</svg:desc>
                </draw:g>
              </table:table-cell>
              <table:table-cell office:value-type="float" office:value="4575">
                <text:p>4575</text:p>
              </table:table-cell>
              <table:table-cell office:value-type="float" office:value="4050">
                <text:p>4050</text:p>
              </table:table-cell>
            </table:table-row>
            <table:table-row>
              <table:table-cell office:value-type="string">
                <text:p>Aplicação de vacina</text:p>
                <draw:g>
                  <svg:desc>Sheet1.P57:Sheet1.P57</svg:desc>
                </draw:g>
              </table:table-cell>
              <table:table-cell office:value-type="float" office:value="420">
                <text:p>420</text:p>
                <draw:g>
                  <svg:desc>Sheet1.S57:Sheet1.U57</svg:desc>
                </draw:g>
              </table:table-cell>
              <table:table-cell office:value-type="float" office:value="805">
                <text:p>805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string">
                <text:p>Consulta veterinária</text:p>
                <draw:g>
                  <svg:desc>Sheet1.P58:Sheet1.P58</svg:desc>
                </draw:g>
              </table:table-cell>
              <table:table-cell office:value-type="float" office:value="1800">
                <text:p>1800</text:p>
                <draw:g>
                  <svg:desc>Sheet1.S58:Sheet1.U58</svg:desc>
                </draw:g>
              </table:table-cell>
              <table:table-cell office:value-type="float" office:value="1800">
                <text:p>1800</text:p>
              </table:table-cell>
              <table:table-cell office:value-type="float" office:value="2280">
                <text:p>228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32pt" fo:font-weight="bold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6pt" style:font-size-asian="10pt" style:font-size-complex="10pt"/>
    </style:style>
    <style:style style:name="ch4" style:family="chart">
      <style:chart-properties chart:stacked="true" chart:vertical="true" chart:include-hidden-cells="fals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6" style:family="chart">
      <style:chart-properties chart:auto-position="true" style:rotation-angle="90"/>
      <style:text-properties fo:font-size="24pt" style:font-size-asian="9pt" style:font-size-complex="9pt"/>
    </style:style>
    <style:style style:name="ch7" style:family="chart" style:data-style-name="N104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8" style:family="chart">
      <style:chart-properties chart:auto-position="true" style:rotation-angle="0"/>
      <style:text-properties fo:font-size="24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label-position="center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 chart:label-position="center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 chart:label-position="center"/>
      <style:graphic-properties draw:stroke="none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 chart:label-position="center"/>
      <style:graphic-properties draw:stroke="none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 chart:label-position="center"/>
      <style:graphic-properties draw:stroke="none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 chart:label-position="center"/>
      <style:graphic-properties draw:stroke="none" draw:fill-color="#314004"/>
      <style:text-properties fo:color="#ffffff" fo:font-size="10pt" style:font-size-asian="10pt" style:font-size-complex="10pt"/>
    </style:style>
    <style:style style:name="ch17" style:family="chart" style:data-style-name="N0">
      <style:chart-properties chart:link-data-style-to-source="true" chart:label-position="center"/>
      <style:graphic-properties draw:stroke="none" draw:fill-color="#aecf00"/>
      <style:text-properties fo:font-size="10pt" style:font-size-asian="10pt" style:font-size-complex="10pt"/>
    </style:style>
    <style:style style:name="ch18" style:family="chart">
      <style:chart-properties chart:solid-type="cuboid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48.695cm" svg:height="29.191cm" xlink:href=".." xlink:type="simple" chart:class="chart:bar" chart:style-name="ch1">
        <chart:title svg:x="0.779cm" svg:y="0.513cm" chart:style-name="ch2">
          <text:p>Relatório detalhado de desempenho de serviços</text:p>
        </chart:title>
        <chart:legend chart:legend-position="end" svg:x="0.964cm" svg:y="2.475cm" style:legend-expansion="custom" svg:width="45.764cm" svg:height="1.808cm" style:legend-expansion-aspect-ratio="25.3119469026549" chart:style-name="ch3"/>
        <chart:plot-area chart:style-name="ch4" table:cell-range-address="Sheet1.AL98:Sheet1.AT101" chart:data-source-has-labels="both" svg:x="2.1cm" svg:y="4.893cm" svg:width="46.185cm" svg:height="20.486cm">
          <chart:coordinate-region svg:x="4.363cm" svg:y="4.893cm" svg:width="42.437cm" svg:height="19.607cm"/>
          <chart:axis chart:dimension="x" chart:name="primary-x" chart:style-name="ch5" chartooo:axis-type="auto">
            <chartooo:date-scale/>
            <chart:title svg:x="0cm" svg:y="17.149cm" chart:style-name="ch6">
              <text:p>Categoria</text:p>
            </chart:title>
            <chart:categories table:cell-range-address="Sheet1.AL99:Sheet1.AL101"/>
          </chart:axis>
          <chart:axis chart:dimension="y" chart:name="primary-y" chart:style-name="ch7">
            <chart:title svg:x="21.821cm" svg:y="25.962cm" chart:style-name="ch8">
              <text:p>Montante gerado</text:p>
            </chart:title>
            <chart:grid chart:style-name="ch9" chart:class="major"/>
          </chart:axis>
          <chart:series chart:style-name="ch10" chart:values-cell-range-address="Sheet1.AM99:Sheet1.AM101" chart:label-cell-address="Sheet1.AM98:Sheet1.AM98" chart:class="chart:bar">
            <chart:data-point chart:repeated="3"/>
          </chart:series>
          <chart:series chart:style-name="ch11" chart:values-cell-range-address="Sheet1.AN99:Sheet1.AN101" chart:label-cell-address="Sheet1.AN98:Sheet1.AN98" chart:class="chart:bar">
            <chart:data-point chart:repeated="3"/>
          </chart:series>
          <chart:series chart:style-name="ch12" chart:values-cell-range-address="Sheet1.AO99:Sheet1.AO101" chart:label-cell-address="Sheet1.AO98:Sheet1.AO98" chart:class="chart:bar">
            <chart:data-point chart:repeated="3"/>
          </chart:series>
          <chart:series chart:style-name="ch13" chart:values-cell-range-address="Sheet1.AP99:Sheet1.AP101" chart:label-cell-address="Sheet1.AP98:Sheet1.AP98" chart:class="chart:bar">
            <chart:data-point chart:repeated="3"/>
          </chart:series>
          <chart:series chart:style-name="ch14" chart:values-cell-range-address="Sheet1.AQ99:Sheet1.AQ101" chart:label-cell-address="Sheet1.AQ98:Sheet1.AQ98" chart:class="chart:bar">
            <chart:data-point chart:repeated="3"/>
          </chart:series>
          <chart:series chart:style-name="ch15" chart:values-cell-range-address="Sheet1.AR99:Sheet1.AR101" chart:label-cell-address="Sheet1.AR98:Sheet1.AR98" chart:class="chart:bar">
            <chart:data-point chart:repeated="3"/>
          </chart:series>
          <chart:series chart:style-name="ch16" chart:values-cell-range-address="Sheet1.AS99:Sheet1.AS101" chart:label-cell-address="Sheet1.AS98:Sheet1.AS98" chart:class="chart:bar">
            <chart:data-point chart:repeated="3"/>
          </chart:series>
          <chart:series chart:style-name="ch17" chart:values-cell-range-address="Sheet1.AT99:Sheet1.AT101" chart:label-cell-address="Sheet1.AT98:Sheet1.AT98" chart:class="chart:bar">
            <chart:data-point chart:repeated="2"/>
            <chart:data-point chart:style-name="ch18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asseio para cachorro pequenos</text:p>
                <draw:g>
                  <svg:desc>Sheet1.AM98:Sheet1.AM98</svg:desc>
                </draw:g>
              </table:table-cell>
              <table:table-cell office:value-type="string">
                <text:p>Passeio para cachorro grandes</text:p>
                <draw:g>
                  <svg:desc>Sheet1.AN98:Sheet1.AN98</svg:desc>
                </draw:g>
              </table:table-cell>
              <table:table-cell office:value-type="string">
                <text:p>Tosa e banho Básica</text:p>
                <draw:g>
                  <svg:desc>Sheet1.AO98:Sheet1.AO98</svg:desc>
                </draw:g>
              </table:table-cell>
              <table:table-cell office:value-type="string">
                <text:p>Tosa e banho Completa</text:p>
                <draw:g>
                  <svg:desc>Sheet1.AP98:Sheet1.AP98</svg:desc>
                </draw:g>
              </table:table-cell>
              <table:table-cell office:value-type="string">
                <text:p>Tosa Básica</text:p>
                <draw:g>
                  <svg:desc>Sheet1.AQ98:Sheet1.AQ98</svg:desc>
                </draw:g>
              </table:table-cell>
              <table:table-cell office:value-type="string">
                <text:p>Tosa Completa</text:p>
                <draw:g>
                  <svg:desc>Sheet1.AR98:Sheet1.AR98</svg:desc>
                </draw:g>
              </table:table-cell>
              <table:table-cell office:value-type="string">
                <text:p>Aplicação de vacina</text:p>
                <draw:g>
                  <svg:desc>Sheet1.AS98:Sheet1.AS98</svg:desc>
                </draw:g>
              </table:table-cell>
              <table:table-cell office:value-type="string">
                <text:p>Consulta veterinária</text:p>
                <draw:g>
                  <svg:desc>Sheet1.AT98:Sheet1.AT9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Passeio</text:p>
                <draw:g>
                  <svg:desc>Sheet1.AL99:Sheet1.AL101</svg:desc>
                </draw:g>
              </table:table-cell>
              <table:table-cell office:value-type="float" office:value="1600">
                <text:p>1600</text:p>
                <draw:g>
                  <svg:desc>Sheet1.AM99:Sheet1.AM101</svg:desc>
                </draw:g>
              </table:table-cell>
              <table:table-cell office:value-type="float" office:value="150">
                <text:p>150</text:p>
                <draw:g>
                  <svg:desc>Sheet1.AN99:Sheet1.AN101</svg:desc>
                </draw:g>
              </table:table-cell>
              <table:table-cell office:value-type="float" office:value="NaN">
                <text:p>NaN</text:p>
                <draw:g>
                  <svg:desc>Sheet1.AO99:Sheet1.AO101</svg:desc>
                </draw:g>
              </table:table-cell>
              <table:table-cell office:value-type="float" office:value="NaN">
                <text:p>NaN</text:p>
                <draw:g>
                  <svg:desc>Sheet1.AP99:Sheet1.AP101</svg:desc>
                </draw:g>
              </table:table-cell>
              <table:table-cell office:value-type="float" office:value="NaN">
                <text:p>NaN</text:p>
                <draw:g>
                  <svg:desc>Sheet1.AQ99:Sheet1.AQ101</svg:desc>
                </draw:g>
              </table:table-cell>
              <table:table-cell office:value-type="float" office:value="NaN">
                <text:p>NaN</text:p>
                <draw:g>
                  <svg:desc>Sheet1.AR99:Sheet1.AR101</svg:desc>
                </draw:g>
              </table:table-cell>
              <table:table-cell office:value-type="float" office:value="NaN">
                <text:p>NaN</text:p>
                <draw:g>
                  <svg:desc>Sheet1.AS99:Sheet1.AS101</svg:desc>
                </draw:g>
              </table:table-cell>
              <table:table-cell office:value-type="float" office:value="NaN">
                <text:p>NaN</text:p>
                <draw:g>
                  <svg:desc>Sheet1.AT99:Sheet1.AT101</svg:desc>
                </draw:g>
              </table:table-cell>
            </table:table-row>
            <table:table-row>
              <table:table-cell office:value-type="string">
                <text:p>PetCar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50">
                <text:p>150</text:p>
              </table:table-cell>
              <table:table-cell office:value-type="float" office:value="130">
                <text:p>130</text:p>
              </table:table-cell>
              <table:table-cell office:value-type="float" office:value="490">
                <text:p>490</text:p>
              </table:table-cell>
              <table:table-cell office:value-type="float" office:value="1600">
                <text:p>16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Saúde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5">
                <text:p>175</text:p>
              </table:table-cell>
              <table:table-cell office:value-type="float" office:value="1320">
                <text:p>132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